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外国語">
            <text:p>外国語</text:p>
          </table:table-cell>
          <table:table-cell office:value-type="string" office:value="がいこくご">
            <text:p>がいこくご</text:p>
          </table:table-cell>
          <table:table-cell office:value-type="string" office:value="foreign language">
            <text:p>foreign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a foreign language is hard.">
            <text:p>Learning a foreign language is hard.</text:p>
          </table:table-cell>
          <table:table-cell office:value-type="string" office:value="日本では外国語として英語を習います。">
            <text:p>日本では外国語として英語を習います。</text:p>
          </table:table-cell>
          <table:table-cell office:value-type="string" office:value="にほん で は がいこく ご として えいご を ならいます。">
            <text:p>にほん で は がいこく ご として えいご を ならいます。</text:p>
          </table:table-cell>
          <table:table-cell office:value-type="string" office:value="In Japan, people learn English as a foreign language.">
            <text:p>In Japan, people learn English as a foreign languag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着物">
            <text:p>着物</text:p>
          </table:table-cell>
          <table:table-cell office:value-type="string" office:value="きもの">
            <text:p>きもの</text:p>
          </table:table-cell>
          <table:table-cell office:value-type="string" office:value="traditional Japanese clothes">
            <text:p>traditional Japanese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She looks good in kimono.">
            <text:p>She looks good in kimono.</text:p>
          </table:table-cell>
          <table:table-cell office:value-type="string" office:value="お正月に着物を着る人もいます。">
            <text:p>お正月に着物を着る人もいます。</text:p>
          </table:table-cell>
          <table:table-cell office:value-type="string" office:value="おしょうがつ に きもの を きる ひと も います。">
            <text:p>おしょうがつ に きもの を きる ひと も います。</text:p>
          </table:table-cell>
          <table:table-cell office:value-type="string" office:value="Some people wear kimonos during New Year.">
            <text:p>Some people wear kimonos during New Yea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牛乳">
            <text:p>牛乳</text:p>
          </table:table-cell>
          <table:table-cell office:value-type="string" office:value="ぎゅうにゅう">
            <text:p>ぎゅうにゅう</text:p>
          </table:table-cell>
          <table:table-cell office:value-type="string" office:value="milk">
            <text:p>mil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、牛乳を飲む。">
            <text:p>私は毎朝、牛乳を飲む。</text:p>
          </table:table-cell>
          <table:table-cell office:value-type="string" office:value="わたし は まいあさ、ぎゅうにゅう を のむ。">
            <text:p>わたし は まいあさ、ぎゅうにゅう を のむ。</text:p>
          </table:table-cell>
          <table:table-cell office:value-type="string" office:value="I drink milk every morning.">
            <text:p>I drink milk every morning.</text:p>
          </table:table-cell>
          <table:table-cell office:value-type="string" office:value="この牛乳はもう古くなっています。">
            <text:p>この牛乳はもう古くなっています。</text:p>
          </table:table-cell>
          <table:table-cell office:value-type="string" office:value="この ぎゅうにゅう は もう ふるく なって います。">
            <text:p>この ぎゅうにゅう は もう ふるく なって います。</text:p>
          </table:table-cell>
          <table:table-cell office:value-type="string" office:value="This milk has gotten old.">
            <text:p>This milk has gotten ol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救急車">
            <text:p>救急車</text:p>
          </table:table-cell>
          <table:table-cell office:value-type="string" office:value="きゅうきゅうしゃ">
            <text:p>きゅうきゅうしゃ</text:p>
          </table:table-cell>
          <table:table-cell office:value-type="string" office:value="ambulance">
            <text:p>ambul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誰か救急車を呼んでください。">
            <text:p>誰か救急車を呼んでください。</text:p>
          </table:table-cell>
          <table:table-cell office:value-type="string" office:value="だれか きゅうきゅうしゃ を よんで ください。">
            <text:p>だれか きゅうきゅうしゃ を よんで ください。</text:p>
          </table:table-cell>
          <table:table-cell office:value-type="string" office:value="Someone please call an ambulance.">
            <text:p>Someone please call an ambulance.</text:p>
          </table:table-cell>
          <table:table-cell office:value-type="string" office:value="昨日の夜、祖父が救急車で運ばれました。">
            <text:p>昨日の夜、祖父が救急車で運ばれました。</text:p>
          </table:table-cell>
          <table:table-cell office:value-type="string" office:value="きのう の よる、そふ が きゅうきゅうしゃ で はこばれました。">
            <text:p>きのう の よる、そふ が きゅうきゅうしゃ で はこばれました。</text:p>
          </table:table-cell>
          <table:table-cell office:value-type="string" office:value="Last night, my grandfather was taken (to the hospital) by an ambulance.">
            <text:p>Last night, my grandfather was taken (to the hospital) by an ambulanc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果物">
            <text:p>果物</text:p>
          </table:table-cell>
          <table:table-cell office:value-type="string" office:value="くだもの">
            <text:p>くだもの</text:p>
          </table:table-cell>
          <table:table-cell office:value-type="string" office:value="fruit">
            <text:p>fr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間違い">
            <text:p>間違い</text:p>
          </table:table-cell>
          <table:table-cell office:value-type="string" office:value="まちがい">
            <text:p>まちがい</text:p>
          </table:table-cell>
          <table:table-cell office:value-type="string" office:value="mistake, error">
            <text:p>mistake, e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文には間違いがあります。">
            <text:p>この文には間違いがあります。</text:p>
          </table:table-cell>
          <table:table-cell office:value-type="string" office:value="この ぶん に は まちがい が あります。">
            <text:p>この ぶん に は まちがい が あります。</text:p>
          </table:table-cell>
          <table:table-cell office:value-type="string" office:value="There's a mistake in this sentence.">
            <text:p>There's a mistake in this sentence.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映画館">
            <text:p>映画館</text:p>
          </table:table-cell>
          <table:table-cell office:value-type="string" office:value="えいがかん">
            <text:p>えいがかん</text:p>
          </table:table-cell>
          <table:table-cell office:value-type="string" office:value="movie theater">
            <text:p>movie th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と近くの映画館に行きました。">
            <text:p>彼と近くの映画館に行きました。</text:p>
          </table:table-cell>
          <table:table-cell office:value-type="string" office:value="かれ と ちかく の えいがかん に いきました。">
            <text:p>かれ と ちかく の えいがかん に いきました。</text:p>
          </table:table-cell>
          <table:table-cell office:value-type="string" office:value="I went to a nearby movie theater with him.">
            <text:p>I went to a nearby movie theater with him.</text:p>
          </table:table-cell>
          <table:table-cell office:value-type="string" office:value="この映画館のポップコーンは美味しいですよ。">
            <text:p>この映画館のポップコーンは美味しいですよ。</text:p>
          </table:table-cell>
          <table:table-cell office:value-type="string" office:value="この えいがかん の ポップコーン は おいしい です よ。">
            <text:p>この えいがかん の ポップコーン は おいしい です よ。</text:p>
          </table:table-cell>
          <table:table-cell office:value-type="string" office:value="The popcorn at this movie theater is good.">
            <text:p>The popcorn at this movie theater is goo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怖い">
            <text:p>怖い</text:p>
          </table:table-cell>
          <table:table-cell office:value-type="string" office:value="こわい">
            <text:p>こわい</text:p>
          </table:table-cell>
          <table:table-cell office:value-type="string" office:value="scary, be afraid">
            <text:p>scary, be afrai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犬が怖いです。">
            <text:p>私は犬が怖いです。</text:p>
          </table:table-cell>
          <table:table-cell office:value-type="string" office:value="わたし は いぬ が こわい です。">
            <text:p>わたし は いぬ が こわい です。</text:p>
          </table:table-cell>
          <table:table-cell office:value-type="string" office:value="I'm scared of dogs.">
            <text:p>I'm scared of dogs.</text:p>
          </table:table-cell>
          <table:table-cell office:value-type="string" office:value="私は怖い夢を見ました。">
            <text:p>私は怖い夢を見ました。</text:p>
          </table:table-cell>
          <table:table-cell office:value-type="string" office:value="わたし は こわい ゆめ を みました。">
            <text:p>わたし は こわい ゆめ を みました。</text:p>
          </table:table-cell>
          <table:table-cell office:value-type="string" office:value="I had a scary dream.">
            <text:p>I had a scary dream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鏡">
            <text:p>鏡</text:p>
          </table:table-cell>
          <table:table-cell office:value-type="string" office:value="かがみ">
            <text:p>かがみ</text:p>
          </table:table-cell>
          <table:table-cell office:value-type="string" office:value="mirror">
            <text:p>mirr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鏡を見て髪を直した。">
            <text:p>彼女は鏡を見て髪を直した。</text:p>
          </table:table-cell>
          <table:table-cell office:value-type="string" office:value="かのじょ は かがみ を みて かみ を なおした。">
            <text:p>かのじょ は かがみ を みて かみ を なおした。</text:p>
          </table:table-cell>
          <table:table-cell office:value-type="string" office:value="She looked in the mirror and fixed her hair.">
            <text:p>She looked in the mirror and fixed her hair.</text:p>
          </table:table-cell>
          <table:table-cell office:value-type="string" office:value="私は夜、鏡を見るのが怖いです。">
            <text:p>私は夜、鏡を見るのが怖いです。</text:p>
          </table:table-cell>
          <table:table-cell office:value-type="string" office:value="わたし は よる、 かがみ を みる の が こわい です。">
            <text:p>わたし は よる、 かがみ を みる の が こわい です。</text:p>
          </table:table-cell>
          <table:table-cell office:value-type="string" office:value="I'm scared to look at a mirror at night.">
            <text:p>I'm scared to look at a mirror at nigh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草">
            <text:p>草</text:p>
          </table:table-cell>
          <table:table-cell office:value-type="string" office:value="くさ">
            <text:p>くさ</text:p>
          </table:table-cell>
          <table:table-cell office:value-type="string" office:value="grass, weed">
            <text:p>grass, w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に草が生えている。">
            <text:p>庭に草が生えている。</text:p>
          </table:table-cell>
          <table:table-cell office:value-type="string" office:value="にわ に くさ が はえて いる。">
            <text:p>にわ に くさ が はえて いる。</text:p>
          </table:table-cell>
          <table:table-cell office:value-type="string" office:value="Weeds are growing in the garden.">
            <text:p>Weeds are growing in the garden.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敬語">
            <text:p>敬語</text:p>
          </table:table-cell>
          <table:table-cell office:value-type="string" office:value="けいご">
            <text:p>けいご</text:p>
          </table:table-cell>
          <table:table-cell office:value-type="string" office:value="polite speech">
            <text:p>polite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客様には敬語を使いなさい。">
            <text:p>お客様には敬語を使いなさい。</text:p>
          </table:table-cell>
          <table:table-cell office:value-type="string" office:value="おきゃくさま に は けいご を つかいなさい。">
            <text:p>おきゃくさま に は けいご を つかいなさい。</text:p>
          </table:table-cell>
          <table:table-cell office:value-type="string" office:value="Use polite language to customers.">
            <text:p>Use polite language to customers.</text:p>
          </table:table-cell>
          <table:table-cell office:value-type="string" office:value="敬語を正しく使うのは難しいです。">
            <text:p>敬語を正しく使うのは難しいです。</text:p>
          </table:table-cell>
          <table:table-cell office:value-type="string" office:value="けいご を ただしく つかう の は むずかしい です。">
            <text:p>けいご を ただしく つかう の は むずかしい です。</text:p>
          </table:table-cell>
          <table:table-cell office:value-type="string" office:value="It is difficult to use honorific language properly.">
            <text:p>It is difficult to use honorific language proper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欠席">
            <text:p>欠席</text:p>
          </table:table-cell>
          <table:table-cell office:value-type="string" office:value="けっせき">
            <text:p>けっせき</text:p>
          </table:table-cell>
          <table:table-cell office:value-type="string" office:value="absence (from school, a gathering, etc.)">
            <text:p>absence (from school, a gathering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風邪のため今日は欠席します。">
            <text:p>風邪のため今日は欠席します。</text:p>
          </table:table-cell>
          <table:table-cell office:value-type="string" office:value="かぜ の ため きょう は けっせき します。">
            <text:p>かぜ の ため きょう は けっせき します。</text:p>
          </table:table-cell>
          <table:table-cell office:value-type="string" office:value="I'll be absent today because I have a cold.">
            <text:p>I'll be absent today because I have a cold.</text:p>
          </table:table-cell>
          <table:table-cell office:value-type="string" office:value="彼女は今日、日本語の授業を欠席しました。">
            <text:p>彼女は今日、日本語の授業を欠席しました。</text:p>
          </table:table-cell>
          <table:table-cell office:value-type="string" office:value="かのじょ は きょう、にほん ご の じゅぎょう を けっせき しました。">
            <text:p>かのじょ は きょう、にほん ご の じゅぎょう を けっせき しました。</text:p>
          </table:table-cell>
          <table:table-cell office:value-type="string" office:value="She was absent from the Japanese class today.">
            <text:p>She was absent from the Japanese class to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スイッチ">
            <text:p>スイッチ</text:p>
          </table:table-cell>
          <table:table-cell office:value-type="string" office:value="スイッチ">
            <text:p>スイッチ</text:p>
          </table:table-cell>
          <table:table-cell office:value-type="string" office:value="switch">
            <text:p>swi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カーラジオのスイッチを入れた。">
            <text:p>彼はカーラジオのスイッチを入れた。</text:p>
          </table:table-cell>
          <table:table-cell office:value-type="string" office:value="かれ は カー ラジオ の スイッチ を いれた。">
            <text:p>かれ は カー ラジオ の スイッチ を いれた。</text:p>
          </table:table-cell>
          <table:table-cell office:value-type="string" office:value="He switched on his car radio.">
            <text:p>He switched on his car radio.</text:p>
          </table:table-cell>
          <table:table-cell office:value-type="string" office:value="部屋の電気のスイッチがどこか分かりません。">
            <text:p>部屋の電気のスイッチがどこか分かりません。</text:p>
          </table:table-cell>
          <table:table-cell office:value-type="string" office:value="へや の でんき の スイッチ が どこ か わかりません。">
            <text:p>へや の でんき の スイッチ が どこ か わかりません。</text:p>
          </table:table-cell>
          <table:table-cell office:value-type="string" office:value="I don't know where the switch for the light in the room is.">
            <text:p>I don't know where the switch for the light in the room i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掃除">
            <text:p>掃除</text:p>
          </table:table-cell>
          <table:table-cell office:value-type="string" office:value="そうじ">
            <text:p>そうじ</text:p>
          </table:table-cell>
          <table:table-cell office:value-type="string" office:value="cleaning">
            <text:p>clea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週末は部屋の掃除をしました。">
            <text:p>週末は部屋の掃除をしました。</text:p>
          </table:table-cell>
          <table:table-cell office:value-type="string" office:value="しゅうまつ は へや の そうじ を しました。">
            <text:p>しゅうまつ は へや の そうじ を しました。</text:p>
          </table:table-cell>
          <table:table-cell office:value-type="string" office:value="I cleaned my room on the weekend.">
            <text:p>I cleaned my room on the weekend.</text:p>
          </table:table-cell>
          <table:table-cell office:value-type="string" office:value="トイレを掃除しましたか。">
            <text:p>トイレを掃除しましたか。</text:p>
          </table:table-cell>
          <table:table-cell office:value-type="string" office:value="トイレ を そうじ しました か。">
            <text:p>トイレ を そうじ しました か。</text:p>
          </table:table-cell>
          <table:table-cell office:value-type="string" office:value="Did you clean the toilet?">
            <text:p>Did you clean the toilet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畳">
            <text:p>畳</text:p>
          </table:table-cell>
          <table:table-cell office:value-type="string" office:value="たたみ">
            <text:p>たたみ</text:p>
          </table:table-cell>
          <table:table-cell office:value-type="string" office:value="straw mat">
            <text:p>straw m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ホテルには畳の部屋がある。">
            <text:p>そのホテルには畳の部屋がある。</text:p>
          </table:table-cell>
          <table:table-cell office:value-type="string" office:value="その ホテル に は たたみ の へや が ある。">
            <text:p>その ホテル に は たたみ の へや が ある。</text:p>
          </table:table-cell>
          <table:table-cell office:value-type="string" office:value="That hotel has tatami rooms.">
            <text:p>That hotel has tatami rooms.</text:p>
          </table:table-cell>
          <table:table-cell office:value-type="string" office:value="新しい畳はいい匂いがします。">
            <text:p>新しい畳はいい匂いがします。</text:p>
          </table:table-cell>
          <table:table-cell office:value-type="string" office:value="あたらしい たたみ は いい におい が します。">
            <text:p>あたらしい たたみ は いい におい が します。</text:p>
          </table:table-cell>
          <table:table-cell office:value-type="string" office:value="The new tatami mats smell good.">
            <text:p>The new tatami mats smell goo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速さ">
            <text:p>速さ</text:p>
          </table:table-cell>
          <table:table-cell office:value-type="string" office:value="はやさ">
            <text:p>はやさ</text:p>
          </table:table-cell>
          <table:table-cell office:value-type="string" office:value="speed">
            <text:p>spe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彼はすごい速さで走っていきました。">
            <text:p>彼はすごい速さで走っていきました。</text:p>
          </table:table-cell>
          <table:table-cell office:value-type="string" office:value="かれ は すごい はやさ で はしって いきました。">
            <text:p>かれ は すごい はやさ で はしって いきました。</text:p>
          </table:table-cell>
          <table:table-cell office:value-type="string" office:value="He ran off at a great speed.">
            <text:p>He ran off at a great spe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林">
            <text:p>林</text:p>
          </table:table-cell>
          <table:table-cell office:value-type="string" office:value="はやし">
            <text:p>はやし</text:p>
          </table:table-cell>
          <table:table-cell office:value-type="string" office:value="woods, forest">
            <text:p>woods, 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林の中に入っていった。">
            <text:p>私たちは林の中に入っていった。</text:p>
          </table:table-cell>
          <table:table-cell office:value-type="string" office:value="わたし たち は はやし の なか に はいって いった。">
            <text:p>わたし たち は はやし の なか に はいって いった。</text:p>
          </table:table-cell>
          <table:table-cell office:value-type="string" office:value="We entered the woods.">
            <text:p>We entered the woods.</text:p>
          </table:table-cell>
          <table:table-cell office:value-type="string" office:value="その林には鹿がいます。">
            <text:p>その林には鹿がいます。</text:p>
          </table:table-cell>
          <table:table-cell office:value-type="string" office:value="その はやし に は しか が います。">
            <text:p>その はやし に は しか が います。</text:p>
          </table:table-cell>
          <table:table-cell office:value-type="string" office:value="There are deer in the forest.">
            <text:p>There are deer in the fores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プレゼント">
            <text:p>プレゼント</text:p>
          </table:table-cell>
          <table:table-cell office:value-type="string" office:value="プレゼント">
            <text:p>プレゼント</text:p>
          </table:table-cell>
          <table:table-cell office:value-type="string" office:value="present (loan word)">
            <text:p>present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弁当">
            <text:p>弁当</text:p>
          </table:table-cell>
          <table:table-cell office:value-type="string" office:value="べんとう">
            <text:p>べんとう</text:p>
          </table:table-cell>
          <table:table-cell office:value-type="string" office:value="boxed lunch">
            <text:p>boxed lun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お母さんが毎日美味しいお弁当を作ってくれます。">
            <text:p>お母さんが毎日美味しいお弁当を作ってくれます。</text:p>
          </table:table-cell>
          <table:table-cell office:value-type="string" office:value="おかあさん が まいにち おいしい おべんとう を つくって くれます。">
            <text:p>おかあさん が まいにち おいしい おべんとう を つくって くれます。</text:p>
          </table:table-cell>
          <table:table-cell office:value-type="string" office:value="My mother makes me a delicious boxed lunch every day.">
            <text:p>My mother makes me a delicious boxed lunch every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いつでも">
            <text:p>いつでも</text:p>
          </table:table-cell>
          <table:table-cell office:value-type="string" office:value="いつでも">
            <text:p>いつでも</text:p>
          </table:table-cell>
          <table:table-cell office:value-type="string" office:value="at all times, any time">
            <text:p>at all times, any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つでもうちに来てください。">
            <text:p>いつでもうちに来てください。</text:p>
          </table:table-cell>
          <table:table-cell office:value-type="string" office:value="いつ で も うち に きて ください。">
            <text:p>いつ で も うち に きて ください。</text:p>
          </table:table-cell>
          <table:table-cell office:value-type="string" office:value="Please come to my house any time.">
            <text:p>Please come to my house any time.</text:p>
          </table:table-cell>
          <table:table-cell office:value-type="string" office:value="質問があったら、いつでも聞いてください。">
            <text:p>質問があったら、いつでも聞いてください。</text:p>
          </table:table-cell>
          <table:table-cell office:value-type="string" office:value="しつもん が あったら、いつ で も きいて ください。">
            <text:p>しつもん が あったら、いつ で も きいて ください。</text:p>
          </table:table-cell>
          <table:table-cell office:value-type="string" office:value="If you have questions, please ask me any time.">
            <text:p>If you have questions, please ask me any ti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寂しい">
            <text:p>寂しい</text:p>
          </table:table-cell>
          <table:table-cell office:value-type="string" office:value="さびしい">
            <text:p>さびしい</text:p>
          </table:table-cell>
          <table:table-cell office:value-type="string" office:value="lonely, desolate">
            <text:p>lonely, deso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は寂しい曲ですね。">
            <text:p>これは寂しい曲ですね。</text:p>
          </table:table-cell>
          <table:table-cell office:value-type="string" office:value="これ は さびしい きょく です ね。">
            <text:p>これ は さびしい きょく です ね。</text:p>
          </table:table-cell>
          <table:table-cell office:value-type="string" office:value="This is a lonely song.">
            <text:p>This is a lonely song.</text:p>
          </table:table-cell>
          <table:table-cell office:value-type="string" office:value="あなたがいなくて寂しいです。">
            <text:p>あなたがいなくて寂しいです。</text:p>
          </table:table-cell>
          <table:table-cell office:value-type="string" office:value="あなた が いなくて さびしい です。">
            <text:p>あなた が いなくて さびしい です。</text:p>
          </table:table-cell>
          <table:table-cell office:value-type="string" office:value="I feel lonely because you are not with me.">
            <text:p>I feel lonely because you are not with 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少しも">
            <text:p>少しも</text:p>
          </table:table-cell>
          <table:table-cell office:value-type="string" office:value="すこしも">
            <text:p>すこしも</text:p>
          </table:table-cell>
          <table:table-cell office:value-type="string" office:value="(not) in the least">
            <text:p>(not) in the lea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なたは少しも悪くない。">
            <text:p>あなたは少しも悪くない。</text:p>
          </table:table-cell>
          <table:table-cell office:value-type="string" office:value="あなた は すこし も わるく ない。">
            <text:p>あなた は すこし も わるく ない。</text:p>
          </table:table-cell>
          <table:table-cell office:value-type="string" office:value="It's not your fault in the least.">
            <text:p>It's not your fault in the least.</text:p>
          </table:table-cell>
          <table:table-cell office:value-type="string" office:value="私は今日の数学の授業が少しも分かりませんでした。">
            <text:p>私は今日の数学の授業が少しも分かりませんでした。</text:p>
          </table:table-cell>
          <table:table-cell office:value-type="string" office:value="わたし は きょう の すうがく の じゅぎょう が すこし も わかりません でした。">
            <text:p>わたし は きょう の すうがく の じゅぎょう が すこし も わかりません でした。</text:p>
          </table:table-cell>
          <table:table-cell office:value-type="string" office:value="I didn't understand even a bit of today's math class.">
            <text:p>I didn't understand even a bit of today's math cl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尊敬">
            <text:p>尊敬</text:p>
          </table:table-cell>
          <table:table-cell office:value-type="string" office:value="そんけい">
            <text:p>そんけい</text:p>
          </table:table-cell>
          <table:table-cell office:value-type="string" office:value="respect, esteem">
            <text:p>respect, estee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祖父は家族みんなに尊敬されています。">
            <text:p>祖父は家族みんなに尊敬されています。</text:p>
          </table:table-cell>
          <table:table-cell office:value-type="string" office:value="そふ は かぞく みんな に そんけい されて います。">
            <text:p>そふ は かぞく みんな に そんけい されて います。</text:p>
          </table:table-cell>
          <table:table-cell office:value-type="string" office:value="My grandfather is respected by the whole family.">
            <text:p>My grandfather is respected by the whole family.</text:p>
          </table:table-cell>
          <table:table-cell office:value-type="string" office:value="あなたの尊敬する人は誰ですか。">
            <text:p>あなたの尊敬する人は誰ですか。</text:p>
          </table:table-cell>
          <table:table-cell office:value-type="string" office:value="あなた の そんけい する ひと は だれ です か。">
            <text:p>あなた の そんけい する ひと は だれ です か。</text:p>
          </table:table-cell>
          <table:table-cell office:value-type="string" office:value="Who is someone you respect?">
            <text:p>Who is someone you respect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テニス">
            <text:p>テニス</text:p>
          </table:table-cell>
          <table:table-cell office:value-type="string" office:value="テニス">
            <text:p>テニス</text:p>
          </table:table-cell>
          <table:table-cell office:value-type="string" office:value="tennis">
            <text:p>tenni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よくテニスをしています。">
            <text:p>彼らはよくテニスをしています。</text:p>
          </table:table-cell>
          <table:table-cell office:value-type="string" office:value="かれら は よく テニス を して います。">
            <text:p>かれら は よく テニス を して います。</text:p>
          </table:table-cell>
          <table:table-cell office:value-type="string" office:value="They often play tennis.">
            <text:p>They often play tennis.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広さ">
            <text:p>広さ</text:p>
          </table:table-cell>
          <table:table-cell office:value-type="string" office:value="ひろさ">
            <text:p>ひろさ</text:p>
          </table:table-cell>
          <table:table-cell office:value-type="string" office:value="area, extent">
            <text:p>area, ex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家の広さはどれ位ですか。">
            <text:p>その家の広さはどれ位ですか。</text:p>
          </table:table-cell>
          <table:table-cell office:value-type="string" office:value="その いえ の ひろさ は どれ ぐらい です か。">
            <text:p>その いえ の ひろさ は どれ ぐらい です か。</text:p>
          </table:table-cell>
          <table:table-cell office:value-type="string" office:value="How big is that house?">
            <text:p>How big is that house?</text:p>
          </table:table-cell>
          <table:table-cell office:value-type="string" office:value="私は東京ドームの広さを調べました。">
            <text:p>私は東京ドームの広さを調べました。</text:p>
          </table:table-cell>
          <table:table-cell office:value-type="string" office:value="わたし は とうきょうドーム の ひろさ を しらべました。">
            <text:p>わたし は とうきょうドーム の ひろさ を しらべました。</text:p>
          </table:table-cell>
          <table:table-cell office:value-type="string" office:value="I looked into how big the Tokyo Dome is.">
            <text:p>I looked into how big the Tokyo Dome i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読み">
            <text:p>読み</text:p>
          </table:table-cell>
          <table:table-cell office:value-type="string" office:value="よみ">
            <text:p>よみ</text:p>
          </table:table-cell>
          <table:table-cell office:value-type="string" office:value="reading">
            <text:p>rea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漢字の読みを間違えました。">
            <text:p>私はその漢字の読みを間違えました。</text:p>
          </table:table-cell>
          <table:table-cell office:value-type="string" office:value="わたし は その かんじ の よみ を まちがえました。">
            <text:p>わたし は その かんじ の よみ を まちがえました。</text:p>
          </table:table-cell>
          <table:table-cell office:value-type="string" office:value="I read the Kanji character wrong.">
            <text:p>I read the Kanji character wrong.</text:p>
          </table:table-cell>
          <table:table-cell office:value-type="string" office:value="同じ漢字でも読みが二つ以上ある言葉があります。">
            <text:p>同じ漢字でも読みが二つ以上ある言葉があります。</text:p>
          </table:table-cell>
          <table:table-cell office:value-type="string" office:value="おなじ かんじ で も よみ が ふたつ いじょう ある ことば が あります。">
            <text:p>おなじ かんじ で も よみ が ふたつ いじょう ある ことば が あります。</text:p>
          </table:table-cell>
          <table:table-cell office:value-type="string" office:value="There are words that use the same Kanji characters but have two or more different readings.">
            <text:p>There are words that use the same Kanji characters but have two or more different readin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我慢">
            <text:p>我慢</text:p>
          </table:table-cell>
          <table:table-cell office:value-type="string" office:value="がまん">
            <text:p>がまん</text:p>
          </table:table-cell>
          <table:table-cell office:value-type="string" office:value="patience, endurance">
            <text:p>patience, endur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わがままには我慢できません。">
            <text:p>彼のわがままには我慢できません。</text:p>
          </table:table-cell>
          <table:table-cell office:value-type="string" office:value="かれ の わがまま に は がまん できません。">
            <text:p>かれ の わがまま に は がまん できません。</text:p>
          </table:table-cell>
          <table:table-cell office:value-type="string" office:value="I can't put up with his selfishness.">
            <text:p>I can't put up with his selfishness.</text:p>
          </table:table-cell>
          <table:table-cell office:value-type="string" office:value="我慢が必要な時もあります。">
            <text:p>我慢が必要な時もあります。</text:p>
          </table:table-cell>
          <table:table-cell office:value-type="string" office:value="がまん が ひつような とき も あります。">
            <text:p>がまん が ひつような とき も あります。</text:p>
          </table:table-cell>
          <table:table-cell office:value-type="string" office:value="There are times when patience is required.">
            <text:p>There are times when patience is requir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国籍">
            <text:p>国籍</text:p>
          </table:table-cell>
          <table:table-cell office:value-type="string" office:value="こくせき">
            <text:p>こくせき</text:p>
          </table:table-cell>
          <table:table-cell office:value-type="string" office:value="nationality, citizenship">
            <text:p>nationality, citizensh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国籍です。">
            <text:p>私は日本国籍です。</text:p>
          </table:table-cell>
          <table:table-cell office:value-type="string" office:value="わたし は にほん こくせき です。">
            <text:p>わたし は にほん こくせき です。</text:p>
          </table:table-cell>
          <table:table-cell office:value-type="string" office:value="I'm a Japanese citizen.">
            <text:p>I'm a Japanese citizen.</text:p>
          </table:table-cell>
          <table:table-cell office:value-type="string" office:value="彼はアメリカと日本の国籍を持っています。">
            <text:p>彼はアメリカと日本の国籍を持っています。</text:p>
          </table:table-cell>
          <table:table-cell office:value-type="string" office:value="かれ は アメリカ と にほん の こくせき を もって います。">
            <text:p>かれ は アメリカ と にほん の こくせき を もって います。</text:p>
          </table:table-cell>
          <table:table-cell office:value-type="string" office:value="He has Japanese and American citizenship.">
            <text:p>He has Japanese and American citizenship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恥ずかしい">
            <text:p>恥ずかしい</text:p>
          </table:table-cell>
          <table:table-cell office:value-type="string" office:value="はずかしい">
            <text:p>はずかしい</text:p>
          </table:table-cell>
          <table:table-cell office:value-type="string" office:value="embarrassed, ashamed">
            <text:p>embarrassed, asham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とても恥ずかしかった。">
            <text:p>とても恥ずかしかった。</text:p>
          </table:table-cell>
          <table:table-cell office:value-type="string" office:value="とても はずかしかった。">
            <text:p>とても はずかしかった。</text:p>
          </table:table-cell>
          <table:table-cell office:value-type="string" office:value="It was very embarrassing.">
            <text:p>It was very embarrassing.</text:p>
          </table:table-cell>
          <table:table-cell office:value-type="string" office:value="私は字が汚くて恥ずかしいです。">
            <text:p>私は字が汚くて恥ずかしいです。</text:p>
          </table:table-cell>
          <table:table-cell office:value-type="string" office:value="わたし は じ が きたなくて はずかしい です。">
            <text:p>わたし は じ が きたなくて はずかしい です。</text:p>
          </table:table-cell>
          <table:table-cell office:value-type="string" office:value="I'm embarrassed that my handwriting is messy.">
            <text:p>I'm embarrassed that my handwriting is mess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ボタン">
            <text:p>ボタン</text:p>
          </table:table-cell>
          <table:table-cell office:value-type="string" office:value="ボタン">
            <text:p>ボタン</text:p>
          </table:table-cell>
          <table:table-cell office:value-type="string" office:value="button">
            <text:p>butt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洋服">
            <text:p>洋服</text:p>
          </table:table-cell>
          <table:table-cell office:value-type="string" office:value="ようふく">
            <text:p>ようふく</text:p>
          </table:table-cell>
          <table:table-cell office:value-type="string" office:value="(western-style) clothes">
            <text:p>(western-style) cloth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洋服を買いにいきます。">
            <text:p>今日は洋服を買いにいきます。</text:p>
          </table:table-cell>
          <table:table-cell office:value-type="string" office:value="きょう は ようふく を かい に いきます 。">
            <text:p>きょう は ようふく を かい に いきます 。</text:p>
          </table:table-cell>
          <table:table-cell office:value-type="string" office:value="I'm going to buy some clothes today.">
            <text:p>I'm going to buy some clothes today.</text:p>
          </table:table-cell>
          <table:table-cell office:value-type="string" office:value="彼女は洋服をたくさん持っています。">
            <text:p>彼女は洋服をたくさん持っています。</text:p>
          </table:table-cell>
          <table:table-cell office:value-type="string" office:value="かのじょ は ようふく を たくさん もって います。">
            <text:p>かのじょ は ようふく を たくさん もって います。</text:p>
          </table:table-cell>
          <table:table-cell office:value-type="string" office:value="She has lots of clothes.">
            <text:p>She has lots of clothe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油">
            <text:p>油</text:p>
          </table:table-cell>
          <table:table-cell office:value-type="string" office:value="あぶら">
            <text:p>あぶら</text:p>
          </table:table-cell>
          <table:table-cell office:value-type="string" office:value="oil">
            <text:p>o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と油は混ざらない。">
            <text:p>水と油は混ざらない。</text:p>
          </table:table-cell>
          <table:table-cell office:value-type="string" office:value="みず と あぶら は まざらない。">
            <text:p>みず と あぶら は まざらない。</text:p>
          </table:table-cell>
          <table:table-cell office:value-type="string" office:value="Oil and water don't mix.">
            <text:p>Oil and water don't mix.</text:p>
          </table:table-cell>
          <table:table-cell office:value-type="string" office:value="私は料理をする時、油をあまり使いません。">
            <text:p>私は料理をする時、油をあまり使いません。</text:p>
          </table:table-cell>
          <table:table-cell office:value-type="string" office:value="わたし は りょうり を する とき、あぶら を あまり つかいません。">
            <text:p>わたし は りょうり を する とき、あぶら を あまり つかいません。</text:p>
          </table:table-cell>
          <table:table-cell office:value-type="string" office:value="When I cook, I don't use that much oil.">
            <text:p>When I cook, I don't use that much oi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funny, comical">
            <text:p>funny, comic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おかしかった。">
            <text:p>彼の話はおかしかった。</text:p>
          </table:table-cell>
          <table:table-cell office:value-type="string" office:value="かれ の はなし は おかしかった。">
            <text:p>かれ の はなし は おかしかった。</text:p>
          </table:table-cell>
          <table:table-cell office:value-type="string" office:value="His story was funny.">
            <text:p>His story was funny.</text:p>
          </table:table-cell>
          <table:table-cell office:value-type="string" office:value="子供みたいなことをして、おかしいね。">
            <text:p>子供みたいなことをして、おかしいね。</text:p>
          </table:table-cell>
          <table:table-cell office:value-type="string" office:value="こども みたいな こと を して、おかしい ね。">
            <text:p>こども みたいな こと を して、おかしい ね。</text:p>
          </table:table-cell>
          <table:table-cell office:value-type="string" office:value="It's funny that he/she has done a childish thing.">
            <text:p>It's funny that he/she has done a childish thi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余る">
            <text:p>余る</text:p>
          </table:table-cell>
          <table:table-cell office:value-type="string" office:value="あまる">
            <text:p>あまる</text:p>
          </table:table-cell>
          <table:table-cell office:value-type="string" office:value="remain, be in excess">
            <text:p>remain, be in exc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夕食の料理がたくさん余った。">
            <text:p>夕食の料理がたくさん余った。</text:p>
          </table:table-cell>
          <table:table-cell office:value-type="string" office:value="ゆうしょく の りょうり が たくさん あまった。">
            <text:p>ゆうしょく の りょうり が たくさん あまった。</text:p>
          </table:table-cell>
          <table:table-cell office:value-type="string" office:value="We have a lot of leftover from dinner.">
            <text:p>We have a lot of leftover from dinner.</text:p>
          </table:table-cell>
          <table:table-cell office:value-type="string" office:value="みんなから集めたお金が少し余りました。">
            <text:p>みんなから集めたお金が少し余りました。</text:p>
          </table:table-cell>
          <table:table-cell office:value-type="string" office:value="みんな から あつめた おかね が すこし あまりました。">
            <text:p>みんな から あつめた おかね が すこし あまりました。</text:p>
          </table:table-cell>
          <table:table-cell office:value-type="string" office:value="There's a bit of money leftover (from the amount that) we collected from everybody.">
            <text:p>There's a bit of money leftover (from the amount that) we collected from everybod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sports court">
            <text:p>sports cou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ートでテニスをしました。">
            <text:p>新しいコートでテニスをしました。</text:p>
          </table:table-cell>
          <table:table-cell office:value-type="string" office:value="あたらしい コート で テニス を しました。">
            <text:p>あたらしい コート で テニス を しました。</text:p>
          </table:table-cell>
          <table:table-cell office:value-type="string" office:value="I played tennis on the new court.">
            <text:p>I played tennis on the new court.</text:p>
          </table:table-cell>
          <table:table-cell office:value-type="string" office:value="コートの数え方は「面」です。">
            <text:p>コートの数え方は「面」です。</text:p>
          </table:table-cell>
          <table:table-cell office:value-type="string" office:value="コート の かぞえ かた は 「 めん 」 です。">
            <text:p>コート の かぞえ かた は 「 めん 」 です。</text:p>
          </table:table-cell>
          <table:table-cell office:value-type="string" office:value="We use (the counting word) &quot;men&quot; to count game courts.">
            <text:p>We use (the counting word) "men" to count game court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正直">
            <text:p>正直</text:p>
          </table:table-cell>
          <table:table-cell office:value-type="string" office:value="しょうじき">
            <text:p>しょうじき</text:p>
          </table:table-cell>
          <table:table-cell office:value-type="string" office:value="honest, upright">
            <text:p>honest, uprigh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とても正直だ。">
            <text:p>彼女はとても正直だ。</text:p>
          </table:table-cell>
          <table:table-cell office:value-type="string" office:value="かのじょ は とても しょうじき だ。">
            <text:p>かのじょ は とても しょうじき だ。</text:p>
          </table:table-cell>
          <table:table-cell office:value-type="string" office:value="She's very honest.">
            <text:p>She's very honest.</text:p>
          </table:table-cell>
          <table:table-cell office:value-type="string" office:value="自分の気持ちを正直に言ってください。">
            <text:p>自分の気持ちを正直に言ってください。</text:p>
          </table:table-cell>
          <table:table-cell office:value-type="string" office:value="じぶん の きもち を しょうじき に いって ください。">
            <text:p>じぶん の きもち を しょうじき に いって ください。</text:p>
          </table:table-cell>
          <table:table-cell office:value-type="string" office:value="Please tell me how you really feel.">
            <text:p>Please tell me how you really fee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ドラマ">
            <text:p>ドラマ</text:p>
          </table:table-cell>
          <table:table-cell office:value-type="string" office:value="ドラマ">
            <text:p>ドラマ</text:p>
          </table:table-cell>
          <table:table-cell office:value-type="string" office:value="drama">
            <text:p>dram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ドラマを見るのが好きです。">
            <text:p>私はドラマを見るのが好きです。</text:p>
          </table:table-cell>
          <table:table-cell office:value-type="string" office:value="わたし は ドラマ を みる の が すき です。">
            <text:p>わたし は ドラマ を みる の が すき です。</text:p>
          </table:table-cell>
          <table:table-cell office:value-type="string" office:value="I like to watch TV dramas.">
            <text:p>I like to watch TV dramas.</text:p>
          </table:table-cell>
          <table:table-cell office:value-type="string" office:value="私は昼のドラマを毎日見ます。">
            <text:p>私は昼のドラマを毎日見ます。</text:p>
          </table:table-cell>
          <table:table-cell office:value-type="string" office:value="わたし は ひる の ドラマ を まいにち みます。">
            <text:p>わたし は ひる の ドラマ を まいにち みます。</text:p>
          </table:table-cell>
          <table:table-cell office:value-type="string" office:value="I watch daytime dramas every day.">
            <text:p>I watch daytime dramas every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ビザ">
            <text:p>ビザ</text:p>
          </table:table-cell>
          <table:table-cell office:value-type="string" office:value="ビザ">
            <text:p>ビザ</text:p>
          </table:table-cell>
          <table:table-cell office:value-type="string" office:value="visa">
            <text:p>vis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ビザを持っています。">
            <text:p>学生ビザを持っています。</text:p>
          </table:table-cell>
          <table:table-cell office:value-type="string" office:value="がくせい ビザ を もって います。">
            <text:p>がくせい ビザ を もって います。</text:p>
          </table:table-cell>
          <table:table-cell office:value-type="string" office:value="I have a student visa.">
            <text:p>I have a student visa.</text:p>
          </table:table-cell>
          <table:table-cell office:value-type="string" office:value="その国はビザなしで入れますか。">
            <text:p>その国はビザなしで入れますか。</text:p>
          </table:table-cell>
          <table:table-cell office:value-type="string" office:value="その くに は ビザ なし で はいれます か。">
            <text:p>その くに は ビザ なし で はいれます か。</text:p>
          </table:table-cell>
          <table:table-cell office:value-type="string" office:value="Can we enter the country without a visa?">
            <text:p>Can we enter the country without a visa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水道">
            <text:p>水道</text:p>
          </table:table-cell>
          <table:table-cell office:value-type="string" office:value="すいどう">
            <text:p>すいどう</text:p>
          </table:table-cell>
          <table:table-cell office:value-type="string" office:value="water service, channel">
            <text:p>water service, chann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水道の水がまずい。">
            <text:p>東京は水道の水がまずい。</text:p>
          </table:table-cell>
          <table:table-cell office:value-type="string" office:value="とうきょう は すいどう の みず が まずい。">
            <text:p>とうきょう は すいどう の みず が まずい。</text:p>
          </table:table-cell>
          <table:table-cell office:value-type="string" office:value="Tap water in Tokyo doesn't taste good.">
            <text:p>Tap water in Tokyo doesn't taste good.</text:p>
          </table:table-cell>
          <table:table-cell office:value-type="string" office:value="この国では水道の水を飲んではいけません。">
            <text:p>この国では水道の水を飲んではいけません。</text:p>
          </table:table-cell>
          <table:table-cell office:value-type="string" office:value="この くに で は すいどう の みず を のんで は いけません。">
            <text:p>この くに で は すいどう の みず を のんで は いけません。</text:p>
          </table:table-cell>
          <table:table-cell office:value-type="string" office:value="In this country, you must not drink the tap water.">
            <text:p>In this country, you must not drink the tap wa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店員">
            <text:p>店員</text:p>
          </table:table-cell>
          <table:table-cell office:value-type="string" office:value="てんいん">
            <text:p>てんいん</text:p>
          </table:table-cell>
          <table:table-cell office:value-type="string" office:value="clerk, salesperson">
            <text:p>clerk, sales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店員はとても親切です。">
            <text:p>あの店員はとても親切です。</text:p>
          </table:table-cell>
          <table:table-cell office:value-type="string" office:value="あの てんいん は とても しんせつ です。">
            <text:p>あの てんいん は とても しんせつ です。</text:p>
          </table:table-cell>
          <table:table-cell office:value-type="string" office:value="That store clerk is very kind.">
            <text:p>That store clerk is very kind.</text:p>
          </table:table-cell>
          <table:table-cell office:value-type="string" office:value="店員は若い女の人でした。">
            <text:p>店員は若い女の人でした。</text:p>
          </table:table-cell>
          <table:table-cell office:value-type="string" office:value="てんいん は わかい おんな の ひと でした。">
            <text:p>てんいん は わかい おんな の ひと でした。</text:p>
          </table:table-cell>
          <table:table-cell office:value-type="string" office:value="The salesclerk was a young woman.">
            <text:p>The salesclerk was a young woma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電池">
            <text:p>電池</text:p>
          </table:table-cell>
          <table:table-cell office:value-type="string" office:value="でんち">
            <text:p>でんち</text:p>
          </table:table-cell>
          <table:table-cell office:value-type="string" office:value="battery">
            <text:p>batt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電池を入れましょう。">
            <text:p>新しい電池を入れましょう。</text:p>
          </table:table-cell>
          <table:table-cell office:value-type="string" office:value="あたらしい でんち を いれましょう。">
            <text:p>あたらしい でんち を いれましょう。</text:p>
          </table:table-cell>
          <table:table-cell office:value-type="string" office:value="Let's put in a new battery.">
            <text:p>Let's put in a new battery.</text:p>
          </table:table-cell>
          <table:table-cell office:value-type="string" office:value="携帯電話の電池が切れている。">
            <text:p>携帯電話の電池が切れている。</text:p>
          </table:table-cell>
          <table:table-cell office:value-type="string" office:value="けいたい でんわ の でんち が きれて いる。">
            <text:p>けいたい でんわ の でんち が きれて いる。</text:p>
          </table:table-cell>
          <table:table-cell office:value-type="string" office:value="The battery of my cell phone is drained.">
            <text:p>The battery of my cell phone is draine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ポケット">
            <text:p>ポケット</text:p>
          </table:table-cell>
          <table:table-cell office:value-type="string" office:value="ポケット">
            <text:p>ポケット</text:p>
          </table:table-cell>
          <table:table-cell office:value-type="string" office:value="pocket">
            <text:p>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をポケットにしまった。">
            <text:p>財布をポケットにしまった。</text:p>
          </table:table-cell>
          <table:table-cell office:value-type="string" office:value="さいふ を ポケット に しまった。">
            <text:p>さいふ を ポケット に しまった。</text:p>
          </table:table-cell>
          <table:table-cell office:value-type="string" office:value="I put my wallet in my pocket.">
            <text:p>I put my wallet in my pocket.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握手">
            <text:p>握手</text:p>
          </table:table-cell>
          <table:table-cell office:value-type="string" office:value="あくしゅ">
            <text:p>あくしゅ</text:p>
          </table:table-cell>
          <table:table-cell office:value-type="string" office:value="handshake">
            <text:p>handsh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握手をした。">
            <text:p>彼らは握手をした。</text:p>
          </table:table-cell>
          <table:table-cell office:value-type="string" office:value="かれら は あくしゅ を した。">
            <text:p>かれら は あくしゅ を した。</text:p>
          </table:table-cell>
          <table:table-cell office:value-type="string" office:value="They shook hands.">
            <text:p>They shook hands.</text:p>
          </table:table-cell>
          <table:table-cell office:value-type="string" office:value="卒業式のあと、先生と握手しました。">
            <text:p>卒業式のあと、先生と握手しました。</text:p>
          </table:table-cell>
          <table:table-cell office:value-type="string" office:value="そつぎょう しき の あと、せんせい と あくしゅ しました。">
            <text:p>そつぎょう しき の あと、せんせい と あくしゅ しました。</text:p>
          </table:table-cell>
          <table:table-cell office:value-type="string" office:value="After the graduation ceremony, I shook hands with the teacher.">
            <text:p>After the graduation ceremony, I shook hands with the teach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そろそろ">
            <text:p>そろそろ</text:p>
          </table:table-cell>
          <table:table-cell office:value-type="string" office:value="そろそろ">
            <text:p>そろそろ</text:p>
          </table:table-cell>
          <table:table-cell office:value-type="string" office:value="soon, it's about time">
            <text:p>soon, it's abou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It's about time to begin.">
            <text:p>It's about time to begin.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ぶどう">
            <text:p>ぶどう</text:p>
          </table:table-cell>
          <table:table-cell office:value-type="string" office:value="ぶどう">
            <text:p>ぶどう</text:p>
          </table:table-cell>
          <table:table-cell office:value-type="string" office:value="grapes">
            <text:p>grap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ぶどうが好きです。">
            <text:p>私はぶどうが好きです。</text:p>
          </table:table-cell>
          <table:table-cell office:value-type="string" office:value="わたし は ぶどう が すき です。">
            <text:p>わたし は ぶどう が すき です。</text:p>
          </table:table-cell>
          <table:table-cell office:value-type="string" office:value="I like grapes.">
            <text:p>I like grapes.</text:p>
          </table:table-cell>
          <table:table-cell office:value-type="string" office:value="このぶどうは酸っぱいです。">
            <text:p>このぶどうは酸っぱいです。</text:p>
          </table:table-cell>
          <table:table-cell office:value-type="string" office:value="この ぶどう は すっぱい です。">
            <text:p>この ぶどう は すっぱい です。</text:p>
          </table:table-cell>
          <table:table-cell office:value-type="string" office:value="These grapes are sour.">
            <text:p>These grapes are sou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迷う">
            <text:p>迷う</text:p>
          </table:table-cell>
          <table:table-cell office:value-type="string" office:value="まよう">
            <text:p>まよう</text:p>
          </table:table-cell>
          <table:table-cell office:value-type="string" office:value="get lost">
            <text:p>get lo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道に迷いました。">
            <text:p>道に迷いました。</text:p>
          </table:table-cell>
          <table:table-cell office:value-type="string" office:value="みち に まよいました。">
            <text:p>みち に まよいました。</text:p>
          </table:table-cell>
          <table:table-cell office:value-type="string" office:value="I'm lost.">
            <text:p>I'm lost.</text:p>
          </table:table-cell>
          <table:table-cell office:value-type="string" office:value="途中で迷って遅くなってしまいました。">
            <text:p>途中で迷って遅くなってしまいました。</text:p>
          </table:table-cell>
          <table:table-cell office:value-type="string" office:value="とちゅう で まよって おそく なって しまいました。">
            <text:p>とちゅう で まよって おそく なって しまいました。</text:p>
          </table:table-cell>
          <table:table-cell office:value-type="string" office:value="I was late because I got lost on the way.">
            <text:p>I was late because I got lost on the w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見物">
            <text:p>見物</text:p>
          </table:table-cell>
          <table:table-cell office:value-type="string" office:value="けんぶつ">
            <text:p>けんぶつ</text:p>
          </table:table-cell>
          <table:table-cell office:value-type="string" office:value="sightseeing, visit">
            <text:p>sightseeing, visi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で東京見物をした。">
            <text:p>みんなで東京見物をした。</text:p>
          </table:table-cell>
          <table:table-cell office:value-type="string" office:value="みんな で とうきょう けんぶつ を した。">
            <text:p>みんな で とうきょう けんぶつ を した。</text:p>
          </table:table-cell>
          <table:table-cell office:value-type="string" office:value="We all went sightseeing in Tokyo.">
            <text:p>We all went sightseeing in Tokyo.</text:p>
          </table:table-cell>
          <table:table-cell office:value-type="string" office:value="今日、浅草を見物しました。">
            <text:p>今日、浅草を見物しました。</text:p>
          </table:table-cell>
          <table:table-cell office:value-type="string" office:value="きょう、あさくさ を けんぶつ しました。">
            <text:p>きょう、あさくさ を けんぶつ しました。</text:p>
          </table:table-cell>
          <table:table-cell office:value-type="string" office:value="Today, we did sightseeing in Asakusa.">
            <text:p>Today, we did sightseeing in Asakus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知らせる">
            <text:p>知らせる</text:p>
          </table:table-cell>
          <table:table-cell office:value-type="string" office:value="しらせる">
            <text:p>しらせる</text:p>
          </table:table-cell>
          <table:table-cell office:value-type="string" office:value="let know, inform">
            <text:p>let know, info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に会議の日にちを知らせた。">
            <text:p>みんなに会議の日にちを知らせた。</text:p>
          </table:table-cell>
          <table:table-cell office:value-type="string" office:value="みんな に かいぎ の ひにち を しらせた 。">
            <text:p>みんな に かいぎ の ひにち を しらせた 。</text:p>
          </table:table-cell>
          <table:table-cell office:value-type="string" office:value="I informed everyone of the date of the meeting.">
            <text:p>I informed everyone of the date of the meeting.</text:p>
          </table:table-cell>
          <table:table-cell office:value-type="string" office:value="友達がコンサートの時間を知らせてくれました。">
            <text:p>友達がコンサートの時間を知らせてくれました。</text:p>
          </table:table-cell>
          <table:table-cell office:value-type="string" office:value="ともだち が コンサート の じかん を しらせて くれました。">
            <text:p>ともだち が コンサート の じかん を しらせて くれました。</text:p>
          </table:table-cell>
          <table:table-cell office:value-type="string" office:value="A friend of mine told me the time of the concert.">
            <text:p>A friend of mine told me the time of the concer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神社">
            <text:p>神社</text:p>
          </table:table-cell>
          <table:table-cell office:value-type="string" office:value="じんじゃ">
            <text:p>じんじゃ</text:p>
          </table:table-cell>
          <table:table-cell office:value-type="string" office:value="Shinto shrine">
            <text:p>Shinto shr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京都には神社がたくさんある。">
            <text:p>京都には神社がたくさんある。</text:p>
          </table:table-cell>
          <table:table-cell office:value-type="string" office:value="きょうと に は じんじゃ が たくさん ある。">
            <text:p>きょうと に は じんじゃ が たくさん ある。</text:p>
          </table:table-cell>
          <table:table-cell office:value-type="string" office:value="There are many Shinto shrines in Kyoto.">
            <text:p>There are many Shinto shrines in Kyoto.</text:p>
          </table:table-cell>
          <table:table-cell office:value-type="string" office:value="今日、神社でお祭りがあります。">
            <text:p>今日、神社でお祭りがあります。</text:p>
          </table:table-cell>
          <table:table-cell office:value-type="string" office:value="きょう、じんじゃ で おまつり が あります。">
            <text:p>きょう、じんじゃ で おまつり が あります。</text:p>
          </table:table-cell>
          <table:table-cell office:value-type="string" office:value="Today, there is a festival at the shrine.">
            <text:p>Today, there is a festival at the shrin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注射">
            <text:p>注射</text:p>
          </table:table-cell>
          <table:table-cell office:value-type="string" office:value="ちゅうしゃ">
            <text:p>ちゅうしゃ</text:p>
          </table:table-cell>
          <table:table-cell office:value-type="string" office:value="injection, shot">
            <text:p>injection, sho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注射があまり好きではありません。">
            <text:p>彼は注射があまり好きではありません。</text:p>
          </table:table-cell>
          <table:table-cell office:value-type="string" office:value="かれ は ちゅうしゃ が あまり すき で は ありません。">
            <text:p>かれ は ちゅうしゃ が あまり すき で は ありません。</text:p>
          </table:table-cell>
          <table:table-cell office:value-type="string" office:value="He doesn't like getting shots very much.">
            <text:p>He doesn't like getting shots very much.</text:p>
          </table:table-cell>
          <table:table-cell office:value-type="string" office:value="熱が高かったので注射をしました。">
            <text:p>熱が高かったので注射をしました。</text:p>
          </table:table-cell>
          <table:table-cell office:value-type="string" office:value="ねつ が たかかった ので ちゅうしゃ を しました。">
            <text:p>ねつ が たかかった ので ちゅうしゃ を しました。</text:p>
          </table:table-cell>
          <table:table-cell office:value-type="string" office:value="Because I had a high fever, I got a shot.">
            <text:p>Because I had a high fever, I got a sho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めったに">
            <text:p>めったに</text:p>
          </table:table-cell>
          <table:table-cell office:value-type="string" office:value="めったに">
            <text:p>めったに</text:p>
          </table:table-cell>
          <table:table-cell office:value-type="string" office:value="rarely, seldom">
            <text:p>rarely, seldom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めったに怒りません。">
            <text:p>彼女はめったに怒りません。</text:p>
          </table:table-cell>
          <table:table-cell office:value-type="string" office:value="かのじょ は めった に おこりません。">
            <text:p>かのじょ は めった に おこりません。</text:p>
          </table:table-cell>
          <table:table-cell office:value-type="string" office:value="She rarely gets angry.">
            <text:p>She rarely gets angry.</text:p>
          </table:table-cell>
          <table:table-cell office:value-type="string" office:value="私はめったにテレビを見ません。">
            <text:p>私はめったにテレビを見ません。</text:p>
          </table:table-cell>
          <table:table-cell office:value-type="string" office:value="わたし は めった に テレビ を みません。">
            <text:p>わたし は めった に テレビ を みません。</text:p>
          </table:table-cell>
          <table:table-cell office:value-type="string" office:value="I rarely watch TV.">
            <text:p>I rarely watch TV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作文">
            <text:p>作文</text:p>
          </table:table-cell>
          <table:table-cell office:value-type="string" office:value="さくぶん">
            <text:p>さくぶん</text:p>
          </table:table-cell>
          <table:table-cell office:value-type="string" office:value="composition, essay">
            <text:p>composition, ess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で作文を書きました。">
            <text:p>日本語で作文を書きました。</text:p>
          </table:table-cell>
          <table:table-cell office:value-type="string" office:value="にほん ご で さくぶん を かきました。">
            <text:p>にほん ご で さくぶん を かきました。</text:p>
          </table:table-cell>
          <table:table-cell office:value-type="string" office:value="I wrote an essay in Japanese.">
            <text:p>I wrote an essay in Japanese.</text:p>
          </table:table-cell>
          <table:table-cell office:value-type="string" office:value="先生に作文をたくさん直されました。">
            <text:p>先生に作文をたくさん直されました。</text:p>
          </table:table-cell>
          <table:table-cell office:value-type="string" office:value="せんせい に さくぶん を たくさん なおされました。">
            <text:p>せんせい に さくぶん を たくさん なおされました。</text:p>
          </table:table-cell>
          <table:table-cell office:value-type="string" office:value="My teacher corrected my composition a lot.">
            <text:p>My teacher corrected my composition a lo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鳴る">
            <text:p>鳴る</text:p>
          </table:table-cell>
          <table:table-cell office:value-type="string" office:value="なる">
            <text:p>なる</text:p>
          </table:table-cell>
          <table:table-cell office:value-type="string" office:value="sound, ring">
            <text:p>sound, 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、5時に電話が鳴った。">
            <text:p>今朝、5時に電話が鳴った。</text:p>
          </table:table-cell>
          <table:table-cell office:value-type="string" office:value="けさ、5 じ に でんわ が なった。">
            <text:p>けさ、5 じ に でんわ が なった。</text:p>
          </table:table-cell>
          <table:table-cell office:value-type="string" office:value="The phone rang at five o'clock this morning.">
            <text:p>The phone rang at five o'clock this morning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真面目">
            <text:p>真面目</text:p>
          </table:table-cell>
          <table:table-cell office:value-type="string" office:value="まじめ">
            <text:p>まじめ</text:p>
          </table:table-cell>
          <table:table-cell office:value-type="string" office:value="serious and sincere">
            <text:p>serious and since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真面目な人です。">
            <text:p>彼は真面目な人です。</text:p>
          </table:table-cell>
          <table:table-cell office:value-type="string" office:value="かれ は まじめな ひと です。">
            <text:p>かれ は まじめな ひと です。</text:p>
          </table:table-cell>
          <table:table-cell office:value-type="string" office:value="He's a serious and sincere person.">
            <text:p>He's a serious and sincere person.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申し込む">
            <text:p>申し込む</text:p>
          </table:table-cell>
          <table:table-cell office:value-type="string" office:value="もうしこむ">
            <text:p>もうしこむ</text:p>
          </table:table-cell>
          <table:table-cell office:value-type="string" office:value="apply, sign up">
            <text:p>apply, sign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そのセミナーに申し込んだ。">
            <text:p>彼女はそのセミナーに申し込んだ。</text:p>
          </table:table-cell>
          <table:table-cell office:value-type="string" office:value="かのじょ は その セミナー に もうしこんだ。">
            <text:p>かのじょ は その セミナー に もうしこんだ。</text:p>
          </table:table-cell>
          <table:table-cell office:value-type="string" office:value="She registered for that workshop.">
            <text:p>She registered for that workshop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冷蔵庫">
            <text:p>冷蔵庫</text:p>
          </table:table-cell>
          <table:table-cell office:value-type="string" office:value="れいぞうこ">
            <text:p>れいぞうこ</text:p>
          </table:table-cell>
          <table:table-cell office:value-type="string" office:value="refrigerator">
            <text:p>refriger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飲み物は冷蔵庫にあります。">
            <text:p>飲み物は冷蔵庫にあります。</text:p>
          </table:table-cell>
          <table:table-cell office:value-type="string" office:value="のみもの は れいぞうこ に あります。">
            <text:p>のみもの は れいぞうこ に あります。</text:p>
          </table:table-cell>
          <table:table-cell office:value-type="string" office:value="Drinks are in the refrigerator.">
            <text:p>Drinks are in the refrigerator.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気に入る">
            <text:p>気に入る</text:p>
          </table:table-cell>
          <table:table-cell office:value-type="string" office:value="きにいる">
            <text:p>きにいる</text:p>
          </table:table-cell>
          <table:table-cell office:value-type="string" office:value="like, become fond of">
            <text:p>like, become fond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靴がとても気に入りました。">
            <text:p>新しい靴がとても気に入りました。</text:p>
          </table:table-cell>
          <table:table-cell office:value-type="string" office:value="あたらしい くつ が とても きにいりました。">
            <text:p>あたらしい くつ が とても きにいりました。</text:p>
          </table:table-cell>
          <table:table-cell office:value-type="string" office:value="I really like my new shoes.">
            <text:p>I really like my new shoes.</text:p>
          </table:table-cell>
          <table:table-cell office:value-type="string" office:value="私はこのかばんが気に入っています。">
            <text:p>私はこのかばんが気に入っています。</text:p>
          </table:table-cell>
          <table:table-cell office:value-type="string" office:value="わたし は この かばん が きにいって います。">
            <text:p>わたし は この かばん が きにいって います。</text:p>
          </table:table-cell>
          <table:table-cell office:value-type="string" office:value="I like this bag.">
            <text:p>I like this ba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クリスマス">
            <text:p>クリスマス</text:p>
          </table:table-cell>
          <table:table-cell office:value-type="string" office:value="クリスマス">
            <text:p>クリスマス</text:p>
          </table:table-cell>
          <table:table-cell office:value-type="string" office:value="Christmas">
            <text:p>Christm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マスにはケーキを食べます。">
            <text:p>クリスマスにはケーキを食べます。</text:p>
          </table:table-cell>
          <table:table-cell office:value-type="string" office:value="クリスマス に は ケーキ を たべます。">
            <text:p>クリスマス に は ケーキ を たべます。</text:p>
          </table:table-cell>
          <table:table-cell office:value-type="string" office:value="We eat cake at Christmas.">
            <text:p>We eat cake at Christmas.</text:p>
          </table:table-cell>
          <table:table-cell office:value-type="string" office:value="クリスマスに雪が降りました。">
            <text:p>クリスマスに雪が降りました。</text:p>
          </table:table-cell>
          <table:table-cell office:value-type="string" office:value="クリスマス に ゆき が ふりました。">
            <text:p>クリスマス に ゆき が ふりました。</text:p>
          </table:table-cell>
          <table:table-cell office:value-type="string" office:value="It snowed on Christmas Day.">
            <text:p>It snowed on Christmas 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ネクタイ">
            <text:p>ネクタイ</text:p>
          </table:table-cell>
          <table:table-cell office:value-type="string" office:value="ネクタイ">
            <text:p>ネクタイ</text:p>
          </table:table-cell>
          <table:table-cell office:value-type="string" office:value="tie, necktie">
            <text:p>tie, neckti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の日にネクタイをプレゼントした。">
            <text:p>父の日にネクタイをプレゼントした。</text:p>
          </table:table-cell>
          <table:table-cell office:value-type="string" office:value="ちち の ひ に ネクタイ を プレゼント した。">
            <text:p>ちち の ひ に ネクタイ を プレゼント した。</text:p>
          </table:table-cell>
          <table:table-cell office:value-type="string" office:value="I gave him a tie on Father's Day.">
            <text:p>I gave him a tie on Father's Day.</text:p>
          </table:table-cell>
          <table:table-cell office:value-type="string" office:value="うちの会社では、男性はネクタイをしないといけません。">
            <text:p>うちの会社では、男性はネクタイをしないといけません。</text:p>
          </table:table-cell>
          <table:table-cell office:value-type="string" office:value="うち の かいしゃ で は、だんせい は ネクタイ を しない と いけません。">
            <text:p>うち の かいしゃ で は、だんせい は ネクタイ を しない と いけません。</text:p>
          </table:table-cell>
          <table:table-cell office:value-type="string" office:value="At our company, men have to wear a tie.">
            <text:p>At our company, men have to wear a ti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誕生日">
            <text:p>誕生日</text:p>
          </table:table-cell>
          <table:table-cell office:value-type="string" office:value="たんじょうび">
            <text:p>たんじょうび</text:p>
          </table:table-cell>
          <table:table-cell office:value-type="string" office:value="birthday">
            <text:p>birth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誕生日は7月16日です。">
            <text:p>彼女の誕生日は7月16日です。</text:p>
          </table:table-cell>
          <table:table-cell office:value-type="string" office:value="かのじょ の たんじょうび は 7 がつ 16 にち です。">
            <text:p>かのじょ の たんじょうび は 7 がつ 16 にち です。</text:p>
          </table:table-cell>
          <table:table-cell office:value-type="string" office:value="Her birthday is July 16th.">
            <text:p>Her birthday is July 16th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独身">
            <text:p>独身</text:p>
          </table:table-cell>
          <table:table-cell office:value-type="string" office:value="どくしん">
            <text:p>どくしん</text:p>
          </table:table-cell>
          <table:table-cell office:value-type="string" office:value="single, unmarried">
            <text:p>single, unmarrie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兄はまだ独身です。">
            <text:p>私の兄はまだ独身です。</text:p>
          </table:table-cell>
          <table:table-cell office:value-type="string" office:value="わたし の あに は まだ どくしん です。">
            <text:p>わたし の あに は まだ どくしん です。</text:p>
          </table:table-cell>
          <table:table-cell office:value-type="string" office:value="My big brother's still single.">
            <text:p>My big brother's still single.</text:p>
          </table:table-cell>
          <table:table-cell office:value-type="string" office:value="私はずっと独身でいたいです。">
            <text:p>私はずっと独身でいたいです。</text:p>
          </table:table-cell>
          <table:table-cell office:value-type="string" office:value="わたし は ずっと どくしん で いたい です。">
            <text:p>わたし は ずっと どくしん で いたい です。</text:p>
          </table:table-cell>
          <table:table-cell office:value-type="string" office:value="I want to stay single forever.">
            <text:p>I want to stay single forev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苦い">
            <text:p>苦い</text:p>
          </table:table-cell>
          <table:table-cell office:value-type="string" office:value="にがい">
            <text:p>にがい</text:p>
          </table:table-cell>
          <table:table-cell office:value-type="string" office:value="bitter">
            <text:p>bitte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苦いコーヒーが好きです。">
            <text:p>私は苦いコーヒーが好きです。</text:p>
          </table:table-cell>
          <table:table-cell office:value-type="string" office:value="わたし は にがい コーヒー が すき です。">
            <text:p>わたし は にがい コーヒー が すき です。</text:p>
          </table:table-cell>
          <table:table-cell office:value-type="string" office:value="I like bitter coffee.">
            <text:p>I like bitter coffee.</text:p>
          </table:table-cell>
          <table:table-cell office:value-type="string" office:value="この薬はとても苦いです。">
            <text:p>この薬はとても苦いです。</text:p>
          </table:table-cell>
          <table:table-cell office:value-type="string" office:value="この くすり は とても にがい です。">
            <text:p>この くすり は とても にがい です。</text:p>
          </table:table-cell>
          <table:table-cell office:value-type="string" office:value="This medicine is very bitter.">
            <text:p>This medicine is very bit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バイオリン">
            <text:p>バイオリン</text:p>
          </table:table-cell>
          <table:table-cell office:value-type="string" office:value="バイオリン">
            <text:p>バイオリン</text:p>
          </table:table-cell>
          <table:table-cell office:value-type="string" office:value="violin">
            <text:p>viol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バイオリンを習っています。">
            <text:p>彼女はバイオリンを習っています。</text:p>
          </table:table-cell>
          <table:table-cell office:value-type="string" office:value="かのじょ は バイオリン を ならって います。">
            <text:p>かのじょ は バイオリン を ならって います。</text:p>
          </table:table-cell>
          <table:table-cell office:value-type="string" office:value="She's learning the violin.">
            <text:p>She's learning the violin.</text:p>
          </table:table-cell>
          <table:table-cell office:value-type="string" office:value="娘は今、バイオリンを練習しています。">
            <text:p>娘は今、バイオリンを練習しています。</text:p>
          </table:table-cell>
          <table:table-cell office:value-type="string" office:value="むすめ は いま、バイオリン を れんしゅう して います。">
            <text:p>むすめ は いま、バイオリン を れんしゅう して います。</text:p>
          </table:table-cell>
          <table:table-cell office:value-type="string" office:value="My daughter is practicing the violin now.">
            <text:p>My daughter is practicing the violin now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バッグ">
            <text:p>バッグ</text:p>
          </table:table-cell>
          <table:table-cell office:value-type="string" office:value="バッグ">
            <text:p>バッグ</text:p>
          </table:table-cell>
          <table:table-cell office:value-type="string" office:value="bag">
            <text:p>ba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母は高いバッグをたくさん持っています。">
            <text:p>母は高いバッグをたくさん持っています。</text:p>
          </table:table-cell>
          <table:table-cell office:value-type="string" office:value="はは は たかい バッグ を たくさん もって います。">
            <text:p>はは は たかい バッグ を たくさん もって います。</text:p>
          </table:table-cell>
          <table:table-cell office:value-type="string" office:value="My mother has a lot of expensive bags.">
            <text:p>My mother has a lot of expensive ba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今まで">
            <text:p>今まで</text:p>
          </table:table-cell>
          <table:table-cell office:value-type="string" office:value="いままで">
            <text:p>いままで</text:p>
          </table:table-cell>
          <table:table-cell office:value-type="string" office:value="until now">
            <text:p>until 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今までどこにいたのですか。">
            <text:p>今までどこにいたのですか。</text:p>
          </table:table-cell>
          <table:table-cell office:value-type="string" office:value="いま まで どこ に いた の です か。">
            <text:p>いま まで どこ に いた の です か。</text:p>
          </table:table-cell>
          <table:table-cell office:value-type="string" office:value="Where have you been?">
            <text:p>Where have you been?</text:p>
          </table:table-cell>
          <table:table-cell office:value-type="string" office:value="私は今までとは違いますよ。">
            <text:p>私は今までとは違いますよ。</text:p>
          </table:table-cell>
          <table:table-cell office:value-type="string" office:value="わたし は いま まで と は ちがいます よ。">
            <text:p>わたし は いま まで と は ちがいます よ。</text:p>
          </table:table-cell>
          <table:table-cell office:value-type="string" office:value="I'm different from before.">
            <text:p>I'm different from befo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切符">
            <text:p>切符</text:p>
          </table:table-cell>
          <table:table-cell office:value-type="string" office:value="きっぷ">
            <text:p>きっぷ</text:p>
          </table:table-cell>
          <table:table-cell office:value-type="string" office:value="ticket">
            <text:p>ti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までの切符を買った。">
            <text:p>東京までの切符を買った。</text:p>
          </table:table-cell>
          <table:table-cell office:value-type="string" office:value="とうきょう まで の きっぷ を かった。">
            <text:p>とうきょう まで の きっぷ を かった。</text:p>
          </table:table-cell>
          <table:table-cell office:value-type="string" office:value="I bought a ticket to Tokyo.">
            <text:p>I bought a ticket to Tokyo.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ゴム">
            <text:p>ゴム</text:p>
          </table:table-cell>
          <table:table-cell office:value-type="string" office:value="ゴム">
            <text:p>ゴム</text:p>
          </table:table-cell>
          <table:table-cell office:value-type="string" office:value="elastic, rubber">
            <text:p>elastic, rub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ムが伸びてしまった。">
            <text:p>ゴムが伸びてしまった。</text:p>
          </table:table-cell>
          <table:table-cell office:value-type="string" office:value="ゴム が のびて しまった。">
            <text:p>ゴム が のびて しまった。</text:p>
          </table:table-cell>
          <table:table-cell office:value-type="string" office:value="The elastic has gone loose.">
            <text:p>The elastic has gone loose.</text:p>
          </table:table-cell>
          <table:table-cell office:value-type="string" office:value="私は海にゴムボートを持っていきました。">
            <text:p>私は海にゴムボートを持っていきました。</text:p>
          </table:table-cell>
          <table:table-cell office:value-type="string" office:value="わたし は うみ に ゴム ボート を もって いきました。">
            <text:p>わたし は うみ に ゴム ボート を もって いきました。</text:p>
          </table:table-cell>
          <table:table-cell office:value-type="string" office:value="I took a rubber boat to the sea.">
            <text:p>I took a rubber boat to the se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少々">
            <text:p>少々</text:p>
          </table:table-cell>
          <table:table-cell office:value-type="string" office:value="しょうしょう">
            <text:p>しょうしょう</text:p>
          </table:table-cell>
          <table:table-cell office:value-type="string" office:value="a little, a bit">
            <text:p>a little, a bi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塩を少々入れてください。">
            <text:p>塩を少々入れてください。</text:p>
          </table:table-cell>
          <table:table-cell office:value-type="string" office:value="しお を しょうしょう いれて ください。">
            <text:p>しお を しょうしょう いれて ください。</text:p>
          </table:table-cell>
          <table:table-cell office:value-type="string" office:value="Please put in a little salt.">
            <text:p>Please put in a little salt.</text:p>
          </table:table-cell>
          <table:table-cell office:value-type="string" office:value="少々お待ちください。">
            <text:p>少々お待ちください。</text:p>
          </table:table-cell>
          <table:table-cell office:value-type="string" office:value="しょうしょう おまち ください。">
            <text:p>しょうしょう おまち ください。</text:p>
          </table:table-cell>
          <table:table-cell office:value-type="string" office:value="Please wait for a little while.">
            <text:p>Please wait for a little whil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随分">
            <text:p>随分</text:p>
          </table:table-cell>
          <table:table-cell office:value-type="string" office:value="ずいぶん">
            <text:p>ずいぶん</text:p>
          </table:table-cell>
          <table:table-cell office:value-type="string" office:value="extremely, considerably">
            <text:p>extremel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随分早く終わったね。">
            <text:p>随分早く終わったね。</text:p>
          </table:table-cell>
          <table:table-cell office:value-type="string" office:value="ずいぶん はやく おわった ね。">
            <text:p>ずいぶん はやく おわった ね。</text:p>
          </table:table-cell>
          <table:table-cell office:value-type="string" office:value="You finished really early.">
            <text:p>You finished really early.</text:p>
          </table:table-cell>
          <table:table-cell office:value-type="string" office:value="随分ひどいことを言いますね。">
            <text:p>随分ひどいことを言いますね。</text:p>
          </table:table-cell>
          <table:table-cell office:value-type="string" office:value="ずいぶん ひどい こと を いいます ね。">
            <text:p>ずいぶん ひどい こと を いいます ね。</text:p>
          </table:table-cell>
          <table:table-cell office:value-type="string" office:value="You say extremely terrible things.">
            <text:p>You say extremely terrible thing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引っ張る">
            <text:p>引っ張る</text:p>
          </table:table-cell>
          <table:table-cell office:value-type="string" office:value="ひっぱる">
            <text:p>ひっぱる</text:p>
          </table:table-cell>
          <table:table-cell office:value-type="string" office:value="pull, drag">
            <text:p>pull, dra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が私の手を引っ張った。">
            <text:p>娘が私の手を引っ張った。</text:p>
          </table:table-cell>
          <table:table-cell office:value-type="string" office:value="むすめ が わたし の て を ひっぱった。">
            <text:p>むすめ が わたし の て を ひっぱった。</text:p>
          </table:table-cell>
          <table:table-cell office:value-type="string" office:value="My daughter tugged on my hand.">
            <text:p>My daughter tugged on my hand.</text:p>
          </table:table-cell>
          <table:table-cell office:value-type="string" office:value="その女の子は犬に引っ張られている。">
            <text:p>その女の子は犬に引っ張られている。</text:p>
          </table:table-cell>
          <table:table-cell office:value-type="string" office:value="その おんな の こ は いぬ に ひっぱられて いる。">
            <text:p>その おんな の こ は いぬ に ひっぱられて いる。</text:p>
          </table:table-cell>
          <table:table-cell office:value-type="string" office:value="That girl is being dragged by the dog.">
            <text:p>That girl is being dragged by the do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焼ける">
            <text:p>焼ける</text:p>
          </table:table-cell>
          <table:table-cell office:value-type="string" office:value="やける">
            <text:p>やける</text:p>
          </table:table-cell>
          <table:table-cell office:value-type="string" office:value="burn, cook">
            <text:p>burn, coo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肉が焼けました。">
            <text:p>肉が焼けました。</text:p>
          </table:table-cell>
          <table:table-cell office:value-type="string" office:value="にく が やけました。">
            <text:p>にく が やけました。</text:p>
          </table:table-cell>
          <table:table-cell office:value-type="string" office:value="The meat is cooked.">
            <text:p>The meat is cooked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鉛筆">
            <text:p>鉛筆</text:p>
          </table:table-cell>
          <table:table-cell office:value-type="string" office:value="えんぴつ">
            <text:p>えんぴつ</text:p>
          </table:table-cell>
          <table:table-cell office:value-type="string" office:value="pencil">
            <text:p>penc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鉛筆を貸してください。">
            <text:p>鉛筆を貸してください。</text:p>
          </table:table-cell>
          <table:table-cell office:value-type="string" office:value="えんぴつ を かして ください。">
            <text:p>えんぴつ を かして ください。</text:p>
          </table:table-cell>
          <table:table-cell office:value-type="string" office:value="Can I borrow a pencil?">
            <text:p>Can I borrow a pencil?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会話">
            <text:p>会話</text:p>
          </table:table-cell>
          <table:table-cell office:value-type="string" office:value="かいわ">
            <text:p>かいわ</text:p>
          </table:table-cell>
          <table:table-cell office:value-type="string" office:value="conversation">
            <text:p>convers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親子の会話は大切です。">
            <text:p>親子の会話は大切です。</text:p>
          </table:table-cell>
          <table:table-cell office:value-type="string" office:value="おやこ の かいわ は たいせつ です。">
            <text:p>おやこ の かいわ は たいせつ です。</text:p>
          </table:table-cell>
          <table:table-cell office:value-type="string" office:value="Conversation between parents and children is important.">
            <text:p>Conversation between parents and children is important.</text:p>
          </table:table-cell>
          <table:table-cell office:value-type="string" office:value="あの夫婦は会話がない。">
            <text:p>あの夫婦は会話がない。</text:p>
          </table:table-cell>
          <table:table-cell office:value-type="string" office:value="あの ふうふ は かいわ が ない。">
            <text:p>あの ふうふ は かいわ が ない。</text:p>
          </table:table-cell>
          <table:table-cell office:value-type="string" office:value="The couple is not having a conversation.">
            <text:p>The couple is not having a conversation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ギター">
            <text:p>ギター</text:p>
          </table:table-cell>
          <table:table-cell office:value-type="string" office:value="ギター">
            <text:p>ギター</text:p>
          </table:table-cell>
          <table:table-cell office:value-type="string" office:value="guitar">
            <text:p>gui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ギターが得意です。">
            <text:p>彼女はギターが得意です。</text:p>
          </table:table-cell>
          <table:table-cell office:value-type="string" office:value="かのじょ は ギター が とくい です。">
            <text:p>かのじょ は ギター が とくい です。</text:p>
          </table:table-cell>
          <table:table-cell office:value-type="string" office:value="She's good at the guitar.">
            <text:p>She's good at the guitar.</text:p>
          </table:table-cell>
          <table:table-cell office:value-type="string" office:value="彼はギターを弾きます。">
            <text:p>彼はギターを弾きます。</text:p>
          </table:table-cell>
          <table:table-cell office:value-type="string" office:value="かれ は ギター を ひきます。">
            <text:p>かれ は ギター を ひきます。</text:p>
          </table:table-cell>
          <table:table-cell office:value-type="string" office:value="He plays the guitar.">
            <text:p>He plays the guita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茶">
            <text:p>茶</text:p>
          </table:table-cell>
          <table:table-cell office:value-type="string" office:value="ちゃ">
            <text:p>ちゃ</text:p>
          </table:table-cell>
          <table:table-cell office:value-type="string" office:value="tea (plain form)">
            <text:p>tea (plain form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毎日お茶を飲みます。">
            <text:p>私たちは毎日お茶を飲みます。</text:p>
          </table:table-cell>
          <table:table-cell office:value-type="string" office:value="わたし たち は まいにち おちゃ を のみます。">
            <text:p>わたし たち は まいにち おちゃ を のみます。</text:p>
          </table:table-cell>
          <table:table-cell office:value-type="string" office:value="We drink tea every day.">
            <text:p>We drink tea every day.</text:p>
          </table:table-cell>
          <table:table-cell office:value-type="string" office:value="私のおばあちゃんは熱いお茶が好きです。">
            <text:p>私のおばあちゃんは熱いお茶が好きです。</text:p>
          </table:table-cell>
          <table:table-cell office:value-type="string" office:value="わたし の おばあちゃん は あつい おちゃ が すき です。">
            <text:p>わたし の おばあちゃん は あつい おちゃ が すき です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暑さ">
            <text:p>暑さ</text:p>
          </table:table-cell>
          <table:table-cell office:value-type="string" office:value="あつさ">
            <text:p>あつさ</text:p>
          </table:table-cell>
          <table:table-cell office:value-type="string" office:value="heat (of weather)">
            <text:p>heat (of weather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夏は暑さが厳しい。">
            <text:p>今年の夏は暑さが厳しい。</text:p>
          </table:table-cell>
          <table:table-cell office:value-type="string" office:value="ことし の なつ は あつさ が きびしい。">
            <text:p>ことし の なつ は あつさ が きびしい。</text:p>
          </table:table-cell>
          <table:table-cell office:value-type="string" office:value="The heat this summer is overbearing.">
            <text:p>The heat this summer is overbearing.</text:p>
          </table:table-cell>
          <table:table-cell office:value-type="string" office:value="この暑さでみんな疲れています。">
            <text:p>この暑さでみんな疲れています。</text:p>
          </table:table-cell>
          <table:table-cell office:value-type="string" office:value="この あつさ で みんな つかれて います。">
            <text:p>この あつさ で みんな つかれて います。</text:p>
          </table:table-cell>
          <table:table-cell office:value-type="string" office:value="Everybody is tired from this heat.">
            <text:p>Everybody is tired from this hea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胃">
            <text:p>胃</text:p>
          </table:table-cell>
          <table:table-cell office:value-type="string" office:value="い">
            <text:p>い</text:p>
          </table:table-cell>
          <table:table-cell office:value-type="string" office:value="stomach">
            <text:p>stoma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から胃が痛い。">
            <text:p>昨日から胃が痛い。</text:p>
          </table:table-cell>
          <table:table-cell office:value-type="string" office:value="きのう から い が いたい。">
            <text:p>きのう から い が いたい。</text:p>
          </table:table-cell>
          <table:table-cell office:value-type="string" office:value="I've had a stomach ache since yesterday.">
            <text:p>I've had a stomach ache since yesterday.</text:p>
          </table:table-cell>
          <table:table-cell office:value-type="string" office:value="たくさん食べて胃が苦しいです。">
            <text:p>たくさん食べて胃が苦しいです。</text:p>
          </table:table-cell>
          <table:table-cell office:value-type="string" office:value="たくさん たべて い が くるしい です。">
            <text:p>たくさん たべて い が くるしい です。</text:p>
          </table:table-cell>
          <table:table-cell office:value-type="string" office:value="I ate a lot, so I feel full in the stomach.">
            <text:p>I ate a lot, so I feel full in the stomac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禁煙">
            <text:p>禁煙</text:p>
          </table:table-cell>
          <table:table-cell office:value-type="string" office:value="きんえん">
            <text:p>きんえん</text:p>
          </table:table-cell>
          <table:table-cell office:value-type="string" office:value="non-smoking">
            <text:p>non-smok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今、禁煙しています。">
            <text:p>彼は今、禁煙しています。</text:p>
          </table:table-cell>
          <table:table-cell office:value-type="string" office:value="かれ は いま、きんえん して います。">
            <text:p>かれ は いま、きんえん して います。</text:p>
          </table:table-cell>
          <table:table-cell office:value-type="string" office:value="He's quit smoking now.">
            <text:p>He's quit smoking now.</text:p>
          </table:table-cell>
          <table:table-cell office:value-type="string" office:value="この席は禁煙です。">
            <text:p>この席は禁煙です。</text:p>
          </table:table-cell>
          <table:table-cell office:value-type="string" office:value="この せき は きんえん です。">
            <text:p>この せき は きんえん です。</text:p>
          </table:table-cell>
          <table:table-cell office:value-type="string" office:value="This seat is non-smoking.">
            <text:p>This seat is non-smoking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丸い">
            <text:p>丸い</text:p>
          </table:table-cell>
          <table:table-cell office:value-type="string" office:value="まるい">
            <text:p>まるい</text:p>
          </table:table-cell>
          <table:table-cell office:value-type="string" office:value="round">
            <text:p>roun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あの子は少し顔が丸くなりましたね。">
            <text:p>あの子は少し顔が丸くなりましたね。</text:p>
          </table:table-cell>
          <table:table-cell office:value-type="string" office:value="あの こ は すこし かお が まるく なりました ね。">
            <text:p>あの こ は すこし かお が まるく なりました ね。</text:p>
          </table:table-cell>
          <table:table-cell office:value-type="string" office:value="That child's face has become a bit round.">
            <text:p>That child's face has become a bit round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写る">
            <text:p>写る</text:p>
          </table:table-cell>
          <table:table-cell office:value-type="string" office:value="うつる">
            <text:p>うつる</text:p>
          </table:table-cell>
          <table:table-cell office:value-type="string" office:value="be taken , come out (in photograph)">
            <text:p>be taken , come out (in photograph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カメラはよく写りますよ。">
            <text:p>このカメラはよく写りますよ。</text:p>
          </table:table-cell>
          <table:table-cell office:value-type="string" office:value="この カメラ は よく うつります よ。">
            <text:p>この カメラ は よく うつります よ。</text:p>
          </table:table-cell>
          <table:table-cell office:value-type="string" office:value="Photos taken with this camera come out well.">
            <text:p>Photos taken with this camera come out well.</text:p>
          </table:table-cell>
          <table:table-cell office:value-type="string" office:value="この写真に知らない人が写っています。">
            <text:p>この写真に知らない人が写っています。</text:p>
          </table:table-cell>
          <table:table-cell office:value-type="string" office:value="この しゃしん に しらない ひと が うつって います。">
            <text:p>この しゃしん に しらない ひと が うつって います。</text:p>
          </table:table-cell>
          <table:table-cell office:value-type="string" office:value="There is a stranger in this picture.">
            <text:p>There is a stranger in this pictu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喫茶店">
            <text:p>喫茶店</text:p>
          </table:table-cell>
          <table:table-cell office:value-type="string" office:value="きっさてん">
            <text:p>きっさてん</text:p>
          </table:table-cell>
          <table:table-cell office:value-type="string" office:value="coffee shop, café">
            <text:p>coffee shop, café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喫茶店でコーヒーを飲んだ。">
            <text:p>喫茶店でコーヒーを飲んだ。</text:p>
          </table:table-cell>
          <table:table-cell office:value-type="string" office:value="きっさてん で コーヒー を のんだ。">
            <text:p>きっさてん で コーヒー を のんだ。</text:p>
          </table:table-cell>
          <table:table-cell office:value-type="string" office:value="I drank coffee in the café">
            <text:p>I drank coffee in the café</text:p>
          </table:table-cell>
          <table:table-cell office:value-type="string" office:value="いつもの喫茶店で3時に会いましょう。">
            <text:p>いつもの喫茶店で3時に会いましょう。</text:p>
          </table:table-cell>
          <table:table-cell office:value-type="string" office:value="いつも の きっさてん で 3 じ に あいましょう。">
            <text:p>いつも の きっさてん で 3 じ に あいましょう。</text:p>
          </table:table-cell>
          <table:table-cell office:value-type="string" office:value="Let's meet at 3 o'clock at the usual cafe.">
            <text:p>Let's meet at 3 o'clock at the usual caf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やっぱり">
            <text:p>やっぱり</text:p>
          </table:table-cell>
          <table:table-cell office:value-type="string" office:value="やっぱり">
            <text:p>やっぱり</text:p>
          </table:table-cell>
          <table:table-cell office:value-type="string" office:value="just as I thought, after all">
            <text:p>just as I thought, after a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ぱり旅が大好きだ。">
            <text:p>やっぱり旅が大好きだ。</text:p>
          </table:table-cell>
          <table:table-cell office:value-type="string" office:value="やっぱり たび が だいすき だ。">
            <text:p>やっぱり たび が だいすき だ。</text:p>
          </table:table-cell>
          <table:table-cell office:value-type="string" office:value="I just love to travel.">
            <text:p>I just love to travel.</text:p>
          </table:table-cell>
          <table:table-cell office:value-type="string" office:value="やっぱり彼は来ませんでした。">
            <text:p>やっぱり彼は来ませんでした。</text:p>
          </table:table-cell>
          <table:table-cell office:value-type="string" office:value="やっぱり かれ は きません でした。">
            <text:p>やっぱり かれ は きません でした。</text:p>
          </table:table-cell>
          <table:table-cell office:value-type="string" office:value="He didn't come after all.">
            <text:p>He didn't come after al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週刊誌">
            <text:p>週刊誌</text:p>
          </table:table-cell>
          <table:table-cell office:value-type="string" office:value="しゅうかんし">
            <text:p>しゅうかんし</text:p>
          </table:table-cell>
          <table:table-cell office:value-type="string" office:value="weekly magazine">
            <text:p>weekly magaz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週刊誌はゴシップばかりだ。">
            <text:p>その週刊誌はゴシップばかりだ。</text:p>
          </table:table-cell>
          <table:table-cell office:value-type="string" office:value="その しゅうかん し は ゴシップ ばかり だ。">
            <text:p>その しゅうかん し は ゴシップ ばかり だ。</text:p>
          </table:table-cell>
          <table:table-cell office:value-type="string" office:value="That weekly is full of gossip.">
            <text:p>That weekly is full of gossip.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棚">
            <text:p>棚</text:p>
          </table:table-cell>
          <table:table-cell office:value-type="string" office:value="たな">
            <text:p>たな</text:p>
          </table:table-cell>
          <table:table-cell office:value-type="string" office:value="shelf, rack">
            <text:p>shelf, r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きな棚はとても便利です。">
            <text:p>大きな棚はとても便利です。</text:p>
          </table:table-cell>
          <table:table-cell office:value-type="string" office:value="おおきな たな は とても べんり です。">
            <text:p>おおきな たな は とても べんり です。</text:p>
          </table:table-cell>
          <table:table-cell office:value-type="string" office:value="A large set of shelves is very useful.">
            <text:p>A large set of shelves is very useful.</text:p>
          </table:table-cell>
          <table:table-cell office:value-type="string" office:value="棚からその箱を下ろしてください。">
            <text:p>棚からその箱を下ろしてください。</text:p>
          </table:table-cell>
          <table:table-cell office:value-type="string" office:value="たな から その はこ を おろして ください。">
            <text:p>たな から その はこ を おろして ください。</text:p>
          </table:table-cell>
          <table:table-cell office:value-type="string" office:value="Please take the box down from the shelf.">
            <text:p>Please take the box down from the shelf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震える">
            <text:p>震える</text:p>
          </table:table-cell>
          <table:table-cell office:value-type="string" office:value="ふるえる">
            <text:p>ふるえる</text:p>
          </table:table-cell>
          <table:table-cell office:value-type="string" office:value="tremble, shake">
            <text:p>trembl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寒くて震えていました。">
            <text:p>彼は寒くて震えていました。</text:p>
          </table:table-cell>
          <table:table-cell office:value-type="string" office:value="かれ は さむくて ふるえて いました。">
            <text:p>かれ は さむくて ふるえて いました。</text:p>
          </table:table-cell>
          <table:table-cell office:value-type="string" office:value="He was shivering with cold.">
            <text:p>He was shivering with cold.</text:p>
          </table:table-cell>
          <table:table-cell office:value-type="string" office:value="授業中、笑うのを我慢して肩が震えた。">
            <text:p>授業中、笑うのを我慢して肩が震えた。</text:p>
          </table:table-cell>
          <table:table-cell office:value-type="string" office:value="じゅぎょう ちゅう、わらう の を がまん して かた が ふるえた。">
            <text:p>じゅぎょう ちゅう、わらう の を がまん して かた が ふるえた。</text:p>
          </table:table-cell>
          <table:table-cell office:value-type="string" office:value="My shoulders were shaking from trying not to laugh during the class.">
            <text:p>My shoulders were shaking from trying not to laugh during the clas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磨く">
            <text:p>磨く</text:p>
          </table:table-cell>
          <table:table-cell office:value-type="string" office:value="みがく">
            <text:p>みがく</text:p>
          </table:table-cell>
          <table:table-cell office:value-type="string" office:value="polish, grind, brush">
            <text:p>polish, grind, bru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を磨いてください。">
            <text:p>靴を磨いてください。</text:p>
          </table:table-cell>
          <table:table-cell office:value-type="string" office:value="くつ を みがいて ください。">
            <text:p>くつ を みがいて ください。</text:p>
          </table:table-cell>
          <table:table-cell office:value-type="string" office:value="Please polish your shoes.">
            <text:p>Please polish your shoes.</text:p>
          </table:table-cell>
          <table:table-cell office:value-type="string" office:value="私は日本語のスキルを磨きたいです。">
            <text:p>私は日本語のスキルを磨きたいです。</text:p>
          </table:table-cell>
          <table:table-cell office:value-type="string" office:value="わたし は にほん ご の スキル を みがきたい です。">
            <text:p>わたし は にほん ご の スキル を みがきたい です。</text:p>
          </table:table-cell>
          <table:table-cell office:value-type="string" office:value="I want to polish my Japanese skills.">
            <text:p>I want to polish my Japanese skill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カーテン">
            <text:p>カーテン</text:p>
          </table:table-cell>
          <table:table-cell office:value-type="string" office:value="カーテン">
            <text:p>カーテン</text:p>
          </table:table-cell>
          <table:table-cell office:value-type="string" office:value="curtain">
            <text:p>curt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暗くなったので、カーテンを閉めてください。">
            <text:p>暗くなったので、カーテンを閉めてください。</text:p>
          </table:table-cell>
          <table:table-cell office:value-type="string" office:value="くらく なった ので、カーテン を しめて ください。">
            <text:p>くらく なった ので、カーテン を しめて ください。</text:p>
          </table:table-cell>
          <table:table-cell office:value-type="string" office:value="It's gotten dark, so please close the curtains.">
            <text:p>It's gotten dark, so please close the curtains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火事">
            <text:p>火事</text:p>
          </table:table-cell>
          <table:table-cell office:value-type="string" office:value="かじ">
            <text:p>かじ</text:p>
          </table:table-cell>
          <table:table-cell office:value-type="string" office:value="fire, blaze">
            <text:p>fire, blaz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事です。119番に電話してください。">
            <text:p>火事です。119番に電話してください。</text:p>
          </table:table-cell>
          <table:table-cell office:value-type="string" office:value="かじ です。 119 ばん に でんわ して ください。">
            <text:p>かじ です。 119 ばん に でんわ して ください。</text:p>
          </table:table-cell>
          <table:table-cell office:value-type="string" office:value="There's a fire. Please call 119.">
            <text:p>There's a fire. Please call 119.</text:p>
          </table:table-cell>
          <table:table-cell office:value-type="string" office:value="その家は火事で焼けてしまいました。">
            <text:p>その家は火事で焼けてしまいました。</text:p>
          </table:table-cell>
          <table:table-cell office:value-type="string" office:value="その いえ は かじ で やけて しまいました。">
            <text:p>その いえ は かじ で やけて しまいました。</text:p>
          </table:table-cell>
          <table:table-cell office:value-type="string" office:value="The house burned down in a fire.">
            <text:p>The house burned down in a fir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ナイフ">
            <text:p>ナイフ</text:p>
          </table:table-cell>
          <table:table-cell office:value-type="string" office:value="ナイフ">
            <text:p>ナイフ</text:p>
          </table:table-cell>
          <table:table-cell office:value-type="string" office:value="knife">
            <text:p>kn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ナイフで手を切った。">
            <text:p>ナイフで手を切った。</text:p>
          </table:table-cell>
          <table:table-cell office:value-type="string" office:value="ナイフ で て を きった。">
            <text:p>ナイフ で て を きった。</text:p>
          </table:table-cell>
          <table:table-cell office:value-type="string" office:value="I cut my hand with a knife.">
            <text:p>I cut my hand with a knife.</text:p>
          </table:table-cell>
          <table:table-cell office:value-type="string" office:value="そのナイフはよく切れます。">
            <text:p>そのナイフはよく切れます。</text:p>
          </table:table-cell>
          <table:table-cell office:value-type="string" office:value="その ナイフ は よく きれます。">
            <text:p>その ナイフ は よく きれます。</text:p>
          </table:table-cell>
          <table:table-cell office:value-type="string" office:value="The knife cuts well.">
            <text:p>The knife cuts well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皆さん">
            <text:p>皆さん</text:p>
          </table:table-cell>
          <table:table-cell office:value-type="string" office:value="みなさん">
            <text:p>みなさん</text:p>
          </table:table-cell>
          <table:table-cell office:value-type="string" office:value="everybody, everyone (polite)">
            <text:p>everybody, everyone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さんにお話があります。">
            <text:p>皆さんにお話があります。</text:p>
          </table:table-cell>
          <table:table-cell office:value-type="string" office:value="みなさん に おはなし が あります。">
            <text:p>みなさん に おはなし が あります。</text:p>
          </table:table-cell>
          <table:table-cell office:value-type="string" office:value="I have something to say to you all.">
            <text:p>I have something to say to you all.</text:p>
          </table:table-cell>
          <table:table-cell office:value-type="string" office:value="皆さん、静かにしてください。">
            <text:p>皆さん、静かにしてください。</text:p>
          </table:table-cell>
          <table:table-cell office:value-type="string" office:value="みなさん、しずか に して ください。">
            <text:p>みなさん、しずか に して ください。</text:p>
          </table:table-cell>
          <table:table-cell office:value-type="string" office:value="Everybody, please be quiet.">
            <text:p>Everybody, please be quiet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受ける">
            <text:p>受ける</text:p>
          </table:table-cell>
          <table:table-cell office:value-type="string" office:value="うける">
            <text:p>うける</text:p>
          </table:table-cell>
          <table:table-cell office:value-type="string" office:value="receive, take, undergo">
            <text:p>receive, take, under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就職試験を受けた。">
            <text:p>彼は就職試験を受けた。</text:p>
          </table:table-cell>
          <table:table-cell office:value-type="string" office:value="かれ は しゅうしょく しけん を うけた。">
            <text:p>かれ は しゅうしょく しけん を うけた。</text:p>
          </table:table-cell>
          <table:table-cell office:value-type="string" office:value="He took an exam to apply for a job.">
            <text:p>He took an exam to apply for a job.</text:p>
          </table:table-cell>
          <table:table-cell office:value-type="string" office:value="日本語の試験を受けるなら、来月5日までに申し込んでください。">
            <text:p>日本語の試験を受けるなら、来月5日までに申し込んでください。</text:p>
          </table:table-cell>
          <table:table-cell office:value-type="string" office:value="にほん ご の しけん を うける なら、らいげつ いつか まで に もうしこんで ください。">
            <text:p>にほん ご の しけん を うける なら、らいげつ いつか まで に もうしこんで ください。</text:p>
          </table:table-cell>
          <table:table-cell office:value-type="string" office:value="If you are going to take the Japanese test, please apply before the 5th of the next month.">
            <text:p>If you are going to take the Japanese test, please apply before the 5th of the next month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付く">
            <text:p>付く</text:p>
          </table:table-cell>
          <table:table-cell office:value-type="string" office:value="つく">
            <text:p>つく</text:p>
          </table:table-cell>
          <table:table-cell office:value-type="string" office:value="stick to, cling to">
            <text:p>stick to, cling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靴に泥が付いています。">
            <text:p>靴に泥が付いています。</text:p>
          </table:table-cell>
          <table:table-cell office:value-type="string" office:value="くつ に どろ が ついて います。">
            <text:p>くつ に どろ が ついて います。</text:p>
          </table:table-cell>
          <table:table-cell office:value-type="string" office:value="I have mud on my shoes.">
            <text:p>I have mud on my shoes.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くし">
            <text:p>わたくし</text:p>
          </table:table-cell>
          <table:table-cell office:value-type="string" office:value="I (formal)">
            <text:p>I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私が伊藤です。">
            <text:p>私が伊藤です。</text:p>
          </table:table-cell>
          <table:table-cell office:value-type="string" office:value="わたくし が いとう です。">
            <text:p>わたくし が いとう です。</text:p>
          </table:table-cell>
          <table:table-cell office:value-type="string" office:value="I'm Ito.">
            <text:p>I'm Ito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結構">
            <text:p>結構</text:p>
          </table:table-cell>
          <table:table-cell office:value-type="string" office:value="けっこう">
            <text:p>けっこう</text:p>
          </table:table-cell>
          <table:table-cell office:value-type="string" office:value="quite">
            <text:p>quit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結構めがねが似合うね。">
            <text:p>彼女は結構めがねが似合うね。</text:p>
          </table:table-cell>
          <table:table-cell office:value-type="string" office:value="かのじょ は けっこう めがね が にあう ね。">
            <text:p>かのじょ は けっこう めがね が にあう ね。</text:p>
          </table:table-cell>
          <table:table-cell office:value-type="string" office:value="She looks quite good in glasses.">
            <text:p>She looks quite good in glasses.</text:p>
          </table:table-cell>
          <table:table-cell office:value-type="string" office:value="最近、結構忙しいんです。">
            <text:p>最近、結構忙しいんです。</text:p>
          </table:table-cell>
          <table:table-cell office:value-type="string" office:value="さいきん、けっこう いそがしい ん です。">
            <text:p>さいきん、けっこう いそがしい ん です。</text:p>
          </table:table-cell>
          <table:table-cell office:value-type="string" office:value="Lately, I've been quite busy.">
            <text:p>Lately, I've been quite bus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悪口">
            <text:p>悪口</text:p>
          </table:table-cell>
          <table:table-cell office:value-type="string" office:value="わるくち">
            <text:p>わるくち</text:p>
          </table:table-cell>
          <table:table-cell office:value-type="string" office:value="slander, abuse">
            <text:p>slander, ab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決して人の悪口を言わないの。">
            <text:p>彼は決して人の悪口を言わないの。</text:p>
          </table:table-cell>
          <table:table-cell office:value-type="string" office:value="かれ は けっして ひと の わるくち を いわない の。">
            <text:p>かれ は けっして ひと の わるくち を いわない の。</text:p>
          </table:table-cell>
          <table:table-cell office:value-type="string" office:value="He never speaks ill of other people.">
            <text:p>He never speaks ill of other people.</text:p>
          </table:table-cell>
          <table:table-cell office:value-type="string" office:value="誰かが私の悪口を言っているらしい。">
            <text:p>誰かが私の悪口を言っているらしい。</text:p>
          </table:table-cell>
          <table:table-cell office:value-type="string" office:value="だれ か が わたし の わるくち を いって いる らしい。">
            <text:p>だれ か が わたし の わるくち を いって いる らしい。</text:p>
          </table:table-cell>
          <table:table-cell office:value-type="string" office:value="Someone seems to speak ill of me.">
            <text:p>Someone seems to speak ill of m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広まる">
            <text:p>広まる</text:p>
          </table:table-cell>
          <table:table-cell office:value-type="string" office:value="ひろまる">
            <text:p>ひろまる</text:p>
          </table:table-cell>
          <table:table-cell office:value-type="string" office:value="spread, get around">
            <text:p>spread, get arou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噂はすぐに広まったよ。">
            <text:p>その噂はすぐに広まったよ。</text:p>
          </table:table-cell>
          <table:table-cell office:value-type="string" office:value="その うわさ は すぐ に ひろまった よ。">
            <text:p>その うわさ は すぐ に ひろまった よ。</text:p>
          </table:table-cell>
          <table:table-cell office:value-type="string" office:value="The rumor spread quickly.">
            <text:p>The rumor spread quickly.</text:p>
          </table:table-cell>
          <table:table-cell office:value-type="string" office:value="あっという間にインフルエンザが広まりました。">
            <text:p>あっという間にインフルエンザが広まりました。</text:p>
          </table:table-cell>
          <table:table-cell office:value-type="string" office:value="あっと いう ま に インフルエンザ が ひろまりました。">
            <text:p>あっと いう ま に インフルエンザ が ひろまりました。</text:p>
          </table:table-cell>
          <table:table-cell office:value-type="string" office:value="The flu spread rapidly.">
            <text:p>The flu spread rapid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内緒">
            <text:p>内緒</text:p>
          </table:table-cell>
          <table:table-cell office:value-type="string" office:value="ないしょ">
            <text:p>ないしょ</text:p>
          </table:table-cell>
          <table:table-cell office:value-type="string" office:value="secrecy, privacy">
            <text:p>secrecy, privac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話は課長には内緒ですよ。">
            <text:p>この話は課長には内緒ですよ。</text:p>
          </table:table-cell>
          <table:table-cell office:value-type="string" office:value="この はなし は かちょう に は ないしょ です よ。">
            <text:p>この はなし は かちょう に は ないしょ です よ。</text:p>
          </table:table-cell>
          <table:table-cell office:value-type="string" office:value="You have to keep this secret from the section chief.">
            <text:p>You have to keep this secret from the section chief.</text:p>
          </table:table-cell>
          <table:table-cell office:value-type="string" office:value="私は妻に内緒で新しいパソコンを買いました。">
            <text:p>私は妻に内緒で新しいパソコンを買いました。</text:p>
          </table:table-cell>
          <table:table-cell office:value-type="string" office:value="わたし は つま に ないしょ で あたらしい パソコン を かいました。">
            <text:p>わたし は つま に ないしょ で あたらしい パソコン を かいました。</text:p>
          </table:table-cell>
          <table:table-cell office:value-type="string" office:value="I bought a new computer without telling my wife.">
            <text:p>I bought a new computer without telling my wife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つぶる">
            <text:p>つぶる</text:p>
          </table:table-cell>
          <table:table-cell office:value-type="string" office:value="つぶる">
            <text:p>つぶる</text:p>
          </table:table-cell>
          <table:table-cell office:value-type="string" office:value="close (eyes)">
            <text:p>close (eye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目をつぶってください。">
            <text:p>目をつぶってください。</text:p>
          </table:table-cell>
          <table:table-cell office:value-type="string" office:value="め を つぶって ください。">
            <text:p>め を つぶって ください。</text:p>
          </table:table-cell>
          <table:table-cell office:value-type="string" office:value="Close your eyes.">
            <text:p>Close your eyes.</text:p>
          </table:table-cell>
          <table:table-cell office:value-type="string" office:value="私は目をつぶってよく考えました。">
            <text:p>私は目をつぶってよく考えました。</text:p>
          </table:table-cell>
          <table:table-cell office:value-type="string" office:value="わたし は め を つぶって よく かんがえました。">
            <text:p>わたし は め を つぶって よく かんがえました。</text:p>
          </table:table-cell>
          <table:table-cell office:value-type="string" office:value="I closed my eyes and thought carefully.">
            <text:p>I closed my eyes and thought carefully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用件">
            <text:p>用件</text:p>
          </table:table-cell>
          <table:table-cell office:value-type="string" office:value="ようけん">
            <text:p>ようけん</text:p>
          </table:table-cell>
          <table:table-cell office:value-type="string" office:value="matter, things to be done">
            <text:p>matter, things to be d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用件をメモしておきました。">
            <text:p>用件をメモしておきました。</text:p>
          </table:table-cell>
          <table:table-cell office:value-type="string" office:value="ようけん を メモ して おきました。">
            <text:p>ようけん を メモ して おきました。</text:p>
          </table:table-cell>
          <table:table-cell office:value-type="string" office:value="I made a note of the matter.">
            <text:p>I made a note of the matter.</text:p>
          </table:table-cell>
          <table:table-cell office:value-type="string" office:value="どんなご用件ですか。">
            <text:p>どんなご用件ですか。</text:p>
          </table:table-cell>
          <table:table-cell office:value-type="string" office:value="どんな ごようけん です か。">
            <text:p>どんな ごようけん です か。</text:p>
          </table:table-cell>
          <table:table-cell office:value-type="string" office:value="How can I help you?">
            <text:p>How can I help you?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ロマンチック">
            <text:p>ロマンチック</text:p>
          </table:table-cell>
          <table:table-cell office:value-type="string" office:value="ロマンチック">
            <text:p>ロマンチック</text:p>
          </table:table-cell>
          <table:table-cell office:value-type="string" office:value="romantic">
            <text:p>romantic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ロマンチックな人です。">
            <text:p>彼女はロマンチックな人です。</text:p>
          </table:table-cell>
          <table:table-cell office:value-type="string" office:value="かのじょ は ロマンチックな ひと です。">
            <text:p>かのじょ は ロマンチックな ひと です。</text:p>
          </table:table-cell>
          <table:table-cell office:value-type="string" office:value="She's a romantic person.">
            <text:p>She's a romantic person.</text:p>
          </table:table-cell>
          <table:table-cell office:value-type="string" office:value="その映画はとてもロマンチックでした。">
            <text:p>その映画はとてもロマンチックでした。</text:p>
          </table:table-cell>
          <table:table-cell office:value-type="string" office:value="その えいが は とても ロマンチック でした。">
            <text:p>その えいが は とても ロマンチック でした。</text:p>
          </table:table-cell>
          <table:table-cell office:value-type="string" office:value="The movie was very romantic.">
            <text:p>The movie was very romantic.</text:p>
          </table:table-cell>
          <table:table-cell office:value-type="string" office:value="C2K">
            <text:p>C2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